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5.144cm" style:rel-column-width="19830*"/>
    </style:style>
    <style:style style:name="Table1.B" style:family="table-column">
      <style:table-column-properties style:column-width="11.857cm" style:rel-column-width="4570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3.207cm" style:rel-column-width="12361*"/>
    </style:style>
    <style:style style:name="Table4.B" style:family="table-column">
      <style:table-column-properties style:column-width="6.897cm" style:rel-column-width="26586*"/>
    </style:style>
    <style:style style:name="Table4.C" style:family="table-column">
      <style:table-column-properties style:column-width="6.897cm" style:rel-column-width="26588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207cm" style:rel-column-width="12361*"/>
    </style:style>
    <style:style style:name="Table2.B" style:family="table-column">
      <style:table-column-properties style:column-width="6.897cm" style:rel-column-width="26586*"/>
    </style:style>
    <style:style style:name="Table2.C" style:family="table-column">
      <style:table-column-properties style:column-width="6.897cm" style:rel-column-width="26588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2" style:family="table-row">
      <style:table-row-properties style:min-row-height="0.238cm"/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2" style:family="table-cell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5.292cm" style:rel-column-width="20398*"/>
    </style:style>
    <style:style style:name="Table3.B" style:family="table-column">
      <style:table-column-properties style:column-width="6.802cm" style:rel-column-width="26219*"/>
    </style:style>
    <style:style style:name="Table3.C" style:family="table-column">
      <style:table-column-properties style:column-width="4.907cm" style:rel-column-width="18918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3" style:family="table-row">
      <style:table-row-properties style:min-row-height="0.238cm"/>
    </style:style>
    <style:style style:name="Table3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5.196cm" style:rel-column-width="20031*"/>
    </style:style>
    <style:style style:name="Table5.B" style:family="table-column">
      <style:table-column-properties style:column-width="9.587cm" style:rel-column-width="36956*"/>
    </style:style>
    <style:style style:name="Table5.C" style:family="table-column">
      <style:table-column-properties style:column-width="2.217cm" style:rel-column-width="8548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3" style:family="table-row">
      <style:table-row-properties style:min-row-height="0.238cm"/>
    </style:style>
    <style:style style:name="Table5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8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1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207cm" style:rel-column-width="12361*"/>
    </style:style>
    <style:style style:name="Table6.B" style:family="table-column">
      <style:table-column-properties style:column-width="6.897cm" style:rel-column-width="26586*"/>
    </style:style>
    <style:style style:name="Table6.C" style:family="table-column">
      <style:table-column-properties style:column-width="6.897cm" style:rel-column-width="26588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3.207cm" style:rel-column-width="12361*"/>
    </style:style>
    <style:style style:name="Table7.B" style:family="table-column">
      <style:table-column-properties style:column-width="6.897cm" style:rel-column-width="26586*"/>
    </style:style>
    <style:style style:name="Table7.C" style:family="table-column">
      <style:table-column-properties style:column-width="6.897cm" style:rel-column-width="26588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2" style:family="table-row">
      <style:table-row-properties style:min-row-height="0.238cm"/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C2" style:family="table-cell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5.292cm" style:rel-column-width="20398*"/>
    </style:style>
    <style:style style:name="Table8.B" style:family="table-column">
      <style:table-column-properties style:column-width="6.802cm" style:rel-column-width="26219*"/>
    </style:style>
    <style:style style:name="Table8.C" style:family="table-column">
      <style:table-column-properties style:column-width="4.907cm" style:rel-column-width="18918*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A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13" style:family="table-row">
      <style:table-row-properties style:min-row-height="0.434cm"/>
    </style:style>
    <style:style style:name="Table8.A1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1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1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2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3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4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4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4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A4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4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5.196cm" style:rel-column-width="20031*"/>
    </style:style>
    <style:style style:name="Table9.B" style:family="table-column">
      <style:table-column-properties style:column-width="9.587cm" style:rel-column-width="36956*"/>
    </style:style>
    <style:style style:name="Table9.C" style:family="table-column">
      <style:table-column-properties style:column-width="2.217cm" style:rel-column-width="8548*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3" style:family="table-row">
      <style:table-row-properties style:min-row-height="0.238cm"/>
    </style:style>
    <style:style style:name="Table9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12" style:family="table-row">
      <style:table-row-properties style:min-row-height="0.191cm"/>
    </style:style>
    <style:style style:name="Table9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8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1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1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8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2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0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3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9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1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A4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4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5.196cm" style:rel-column-width="20031*"/>
    </style:style>
    <style:style style:name="Table10.B" style:family="table-column">
      <style:table-column-properties style:column-width="9.587cm" style:rel-column-width="36956*"/>
    </style:style>
    <style:style style:name="Table10.C" style:family="table-column">
      <style:table-column-properties style:column-width="2.217cm" style:rel-column-width="8548*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3" style:family="table-row">
      <style:table-row-properties style:min-row-height="0.238cm"/>
    </style:style>
    <style:style style:name="Table10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5.196cm" style:rel-column-width="20031*"/>
    </style:style>
    <style:style style:name="Table11.B" style:family="table-column">
      <style:table-column-properties style:column-width="9.587cm" style:rel-column-width="36956*"/>
    </style:style>
    <style:style style:name="Table11.C" style:family="table-column">
      <style:table-column-properties style:column-width="2.217cm" style:rel-column-width="8548*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3" style:family="table-row">
      <style:table-row-properties style:min-row-height="0.238cm"/>
    </style:style>
    <style:style style:name="Table11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5.196cm" style:rel-column-width="20031*"/>
    </style:style>
    <style:style style:name="Table12.B" style:family="table-column">
      <style:table-column-properties style:column-width="9.587cm" style:rel-column-width="36956*"/>
    </style:style>
    <style:style style:name="Table12.C" style:family="table-column">
      <style:table-column-properties style:column-width="2.217cm" style:rel-column-width="8548*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3" style:family="table-row">
      <style:table-row-properties style:min-row-height="0.238cm"/>
    </style:style>
    <style:style style:name="Table12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Ubuntu" officeooo:rsid="00503cf0" officeooo:paragraph-rsid="00a01a25"/>
    </style:style>
    <style:style style:name="P2" style:family="paragraph" style:parent-style-name="Text_20_body">
      <style:text-properties fo:color="#000000" style:font-name="Ubuntu" fo:font-style="normal" fo:font-weight="normal" officeooo:rsid="00a65d38" officeooo:paragraph-rsid="00a65d38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color="#000000" style:font-name="Ubuntu" fo:font-style="normal" fo:font-weight="normal" officeooo:rsid="00a9c3d2" officeooo:paragraph-rsid="00a9c3d2" fo:background-color="#ffff99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a9c3d2"/>
    </style:style>
    <style:style style:name="P5" style:family="paragraph" style:parent-style-name="Text_20_body">
      <style:text-properties officeooo:paragraph-rsid="00b33649"/>
    </style:style>
    <style:style style:name="P6" style:family="paragraph" style:parent-style-name="Text_20_body">
      <style:text-properties fo:font-size="11pt" fo:font-style="normal" officeooo:rsid="00a7b486" officeooo:paragraph-rsid="00cf90b9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1d9a1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37023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493a2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37023" officeooo:paragraph-rsid="00a89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493a2" officeooo:paragraph-rsid="00a89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a9c3d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b3364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a9c3d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b3364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officeooo:paragraph-rsid="00a9c3d2"/>
    </style:style>
    <style:style style:name="P17" style:family="paragraph" style:parent-style-name="Standard">
      <style:text-properties officeooo:paragraph-rsid="00aa4f1c"/>
    </style:style>
    <style:style style:name="P18" style:family="paragraph" style:parent-style-name="Standard">
      <style:text-properties officeooo:paragraph-rsid="00b33649"/>
    </style:style>
    <style:style style:name="P19" style:family="paragraph" style:parent-style-name="Standard">
      <style:text-properties officeooo:paragraph-rsid="00b9f27b"/>
    </style:style>
    <style:style style:name="P20" style:family="paragraph" style:parent-style-name="Standard">
      <style:text-properties officeooo:paragraph-rsid="00bac024"/>
    </style:style>
    <style:style style:name="P21" style:family="paragraph" style:parent-style-name="Standard">
      <style:text-properties style:font-name="Ubuntu" fo:font-size="11pt" officeooo:rsid="00c0a413" officeooo:paragraph-rsid="00c0a413" style:font-size-asian="11pt" style:font-size-complex="11pt"/>
    </style:style>
    <style:style style:name="P22" style:family="paragraph" style:parent-style-name="Standard">
      <style:text-properties style:font-name="Ubuntu" fo:font-size="11pt" officeooo:rsid="00cbeb94" officeooo:paragraph-rsid="00cbeb94" style:font-size-asian="11pt" style:font-size-complex="11pt"/>
    </style:style>
    <style:style style:name="P23" style:family="paragraph" style:parent-style-name="Standard">
      <style:text-properties style:font-name="Ubuntu" fo:font-size="11pt" officeooo:rsid="00d88052" officeooo:paragraph-rsid="00d88052" style:font-size-asian="11pt" style:font-size-complex="11pt"/>
    </style:style>
    <style:style style:name="P24" style:family="paragraph" style:parent-style-name="Standard">
      <style:text-properties officeooo:paragraph-rsid="00ccaf2a"/>
    </style:style>
    <style:style style:name="P25" style:family="paragraph" style:parent-style-name="Standard">
      <style:paragraph-properties fo:break-before="page"/>
      <style:text-properties officeooo:paragraph-rsid="00a9c3d2"/>
    </style:style>
    <style:style style:name="P26" style:family="paragraph" style:parent-style-name="Standard">
      <style:paragraph-properties fo:break-before="page"/>
      <style:text-properties officeooo:paragraph-rsid="00b9f27b"/>
    </style:style>
    <style:style style:name="P2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aa10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10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ccaf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aaf92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ae54a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ff52" officeooo:paragraph-rsid="00abff5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ff52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1c500" officeooo:paragraph-rsid="00a1c5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1c500" officeooo:paragraph-rsid="00ddfac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e4f4d" officeooo:paragraph-rsid="00be4f4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e4f4d" officeooo:paragraph-rsid="00ccaf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ecfe5" officeooo:paragraph-rsid="00becf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98486" officeooo:paragraph-rsid="00c984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b457a" officeooo:paragraph-rsid="00cb45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c92d8" officeooo:paragraph-rsid="00dc92d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fd9c9" officeooo:paragraph-rsid="00dfd9c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00c5a" officeooo:paragraph-rsid="00c00c5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ac024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113e8" officeooo:paragraph-rsid="00c113e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3648d" officeooo:paragraph-rsid="00c3648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421fc" officeooo:paragraph-rsid="00c421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c367a" officeooo:paragraph-rsid="00cc36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01f99" officeooo:paragraph-rsid="00d01f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0e433" officeooo:paragraph-rsid="00d0e4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173df" officeooo:paragraph-rsid="00d173d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63247" officeooo:paragraph-rsid="00d6324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f252e" officeooo:paragraph-rsid="00df252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0793c" officeooo:paragraph-rsid="00e079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bb31b" officeooo:paragraph-rsid="00ebb31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aaf92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cb457a" officeooo:paragraph-rsid="00cb45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cf90b9" officeooo:paragraph-rsid="00cf90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9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7b486" officeooo:paragraph-rsid="00cf90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beb94" officeooo:paragraph-rsid="00dc92d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63aad" officeooo:paragraph-rsid="00b63aa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ccf1d" officeooo:paragraph-rsid="00dccf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40ec0" officeooo:paragraph-rsid="00e40e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7" style:family="paragraph" style:parent-style-name="Text_20_body" style:list-style-name="L1">
      <style:text-properties fo:color="#000000" style:font-name="Ubuntu" fo:font-style="normal" fo:font-weight="normal" officeooo:rsid="00a32e85" officeooo:paragraph-rsid="00a32e85" style:font-style-asian="normal" style:font-weight-asian="normal" style:font-style-complex="normal" style:font-weight-complex="normal"/>
    </style:style>
    <style:style style:name="P78" style:family="paragraph" style:parent-style-name="Text_20_body" style:list-style-name="L2">
      <style:text-properties fo:color="#000000" style:font-name="Ubuntu" fo:font-style="normal" fo:font-weight="normal" officeooo:rsid="00a65d38" officeooo:paragraph-rsid="00a65d38" style:font-style-asian="normal" style:font-weight-asian="normal" style:font-style-complex="normal" style:font-weight-complex="normal"/>
    </style:style>
    <style:style style:name="P79" style:family="paragraph" style:parent-style-name="Text_20_body" style:list-style-name="L2">
      <style:text-properties fo:color="#000000" style:font-name="Ubuntu" fo:font-style="normal" fo:font-weight="normal" officeooo:rsid="005955fb" officeooo:paragraph-rsid="00a65d38" style:font-style-asian="normal" style:font-weight-asian="normal" style:font-style-complex="normal" style:font-weight-complex="normal"/>
    </style:style>
    <style:style style:name="P80" style:family="paragraph" style:parent-style-name="Text_20_body" style:list-style-name="L2">
      <style:text-properties fo:color="#000000" style:font-name="Ubuntu" fo:font-style="normal" fo:font-weight="normal" officeooo:rsid="00a7b486" officeooo:paragraph-rsid="00a7b486" style:font-style-asian="normal" style:font-weight-asian="normal" style:font-style-complex="normal" style:font-weight-complex="normal"/>
    </style:style>
    <style:style style:name="P81" style:family="paragraph" style:parent-style-name="Text_20_body" style:list-style-name="L1">
      <style:text-properties fo:color="#000000" style:font-name="Ubuntu" fo:font-style="normal" fo:font-weight="normal" officeooo:rsid="006f11a9" officeooo:paragraph-rsid="00a89599" style:font-style-asian="normal" style:font-weight-asian="normal" style:font-style-complex="normal" style:font-weight-complex="normal"/>
    </style:style>
    <style:style style:name="P82" style:family="paragraph" style:parent-style-name="Text_20_body" style:list-style-name="L1">
      <style:text-properties fo:color="#000000" style:font-name="Ubuntu" fo:font-style="normal" fo:font-weight="normal" officeooo:rsid="00a89599" officeooo:paragraph-rsid="00a89599" style:font-style-asian="normal" style:font-weight-asian="normal" style:font-style-complex="normal" style:font-weight-complex="normal"/>
    </style:style>
    <style:style style:name="P83" style:family="paragraph" style:parent-style-name="Text_20_body" style:list-style-name="L2">
      <style:text-properties fo:color="#000000" style:font-name="Ubuntu" fo:font-style="italic" fo:font-weight="normal" officeooo:rsid="00a7b486" officeooo:paragraph-rsid="00a7b486" style:font-style-asian="italic" style:font-weight-asian="normal" style:font-style-complex="italic" style:font-weight-complex="normal"/>
    </style:style>
    <style:style style:name="P84" style:family="paragraph" style:parent-style-name="Text_20_body" style:list-style-name="L2">
      <style:text-properties officeooo:rsid="00a65d38" officeooo:paragraph-rsid="00a65d38"/>
    </style:style>
    <style:style style:name="P85" style:family="paragraph" style:parent-style-name="Text_20_body" style:list-style-name="L2">
      <style:text-properties officeooo:rsid="00a7b486" officeooo:paragraph-rsid="00a7b486"/>
    </style:style>
    <style:style style:name="P86" style:family="paragraph" style:parent-style-name="Text_20_body" style:list-style-name="L2">
      <style:text-properties fo:font-style="normal" officeooo:rsid="00a7b486" officeooo:paragraph-rsid="00a7b486" style:font-style-asian="normal" style:font-style-complex="normal"/>
    </style:style>
    <style:style style:name="P87" style:family="paragraph" style:parent-style-name="Text_20_body" style:list-style-name="L2">
      <style:text-properties style:font-name="Ubuntu" officeooo:rsid="0067bfd4" officeooo:paragraph-rsid="00a7b486"/>
    </style:style>
    <style:style style:name="P88" style:family="paragraph" style:parent-style-name="Text_20_body" style:list-style-name="L2">
      <style:text-properties style:font-name="Ubuntu" officeooo:rsid="00abff52" officeooo:paragraph-rsid="00abff52" fo:background-color="#ffff99"/>
    </style:style>
    <style:style style:name="P89" style:family="paragraph" style:parent-style-name="Text_20_body" style:list-style-name="L1">
      <style:text-properties style:font-name="Ubuntu" officeooo:rsid="00a32e85" officeooo:paragraph-rsid="00a32e85"/>
    </style:style>
    <style:style style:name="P90" style:family="paragraph" style:parent-style-name="Text_20_body">
      <style:text-properties fo:font-size="11pt" fo:font-style="normal" officeooo:rsid="00a7b486" officeooo:paragraph-rsid="00edb7d5" style:font-size-asian="11pt" style:font-style-asian="normal" style:font-size-complex="11pt" style:font-style-complex="normal"/>
    </style:style>
    <style:style style:name="P91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32e85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2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32e85" officeooo:paragraph-rsid="00b336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3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9c3d2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4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9c3d2" officeooo:paragraph-rsid="00b336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5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10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6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7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b9f27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8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9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ccaf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0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1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2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3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b0be2" officeooo:paragraph-rsid="00db0be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4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caf2a" officeooo:paragraph-rsid="00ccaf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5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caf2a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6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7b486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7" style:family="paragraph" style:parent-style-name="Heading_20_2">
      <style:text-properties officeooo:rsid="0094a399" officeooo:paragraph-rsid="0092858c"/>
    </style:style>
    <style:style style:name="P108" style:family="paragraph" style:parent-style-name="Heading_20_2">
      <style:paragraph-properties fo:break-before="page"/>
      <style:text-properties officeooo:rsid="00a9c3d2" officeooo:paragraph-rsid="00a9c3d2"/>
    </style:style>
    <style:style style:name="P109" style:family="paragraph" style:parent-style-name="Heading_20_2">
      <style:paragraph-properties fo:break-before="page"/>
      <style:text-properties officeooo:rsid="00a9c3d2" officeooo:paragraph-rsid="00edb7d5"/>
    </style:style>
    <style:style style:name="P110" style:family="paragraph" style:parent-style-name="Standard" style:list-style-name="L1">
      <style:text-properties fo:color="#000000" style:font-name="Ubuntu" fo:font-style="normal" fo:font-weight="normal" officeooo:rsid="00a89599" officeooo:paragraph-rsid="00a89599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officeooo:paragraph-rsid="00ccaf2a"/>
    </style:style>
    <style:style style:name="P112" style:family="paragraph" style:parent-style-name="Standard">
      <style:text-properties officeooo:paragraph-rsid="00edb7d5"/>
    </style:style>
    <style:style style:name="P113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aa4f1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4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b9f27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5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bac02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6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ccaf2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7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edb7d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c9967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91133" officeooo:paragraph-rsid="00bac0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91133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44bab" officeooo:paragraph-rsid="00ccaf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c0ea0" officeooo:paragraph-rsid="00ec0ea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e4f4d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cf90b9" officeooo:paragraph-rsid="00edb7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50d19d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a01a25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fo:font-weight="normal" officeooo:rsid="00a193e5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a32e85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a89599" style:font-style-asian="normal" style:font-weight-asian="normal" style:font-style-complex="normal" style:font-weight-complex="normal"/>
    </style:style>
    <style:style style:name="T8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font-name="Ubuntu" fo:font-style="normal" fo:font-weight="normal" officeooo:rsid="005955fb" style:font-style-asian="normal" style:font-weight-asian="normal" style:font-style-complex="normal" style:font-weight-complex="normal"/>
    </style:style>
    <style:style style:name="T10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style:font-name="Ubuntu" fo:font-weight="normal" style:font-weight-asian="normal" style:font-weight-complex="normal"/>
    </style:style>
    <style:style style:name="T1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a010ba"/>
    </style:style>
    <style:style style:name="T14" style:family="text">
      <style:text-properties officeooo:rsid="0050d19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a9c3d2"/>
    </style:style>
    <style:style style:name="T17" style:family="text">
      <style:text-properties officeooo:rsid="00b33649"/>
    </style:style>
    <style:style style:name="T18" style:family="text">
      <style:text-properties officeooo:rsid="00b44549"/>
    </style:style>
    <style:style style:name="T19" style:family="text">
      <style:text-properties officeooo:rsid="00b8cf2d"/>
    </style:style>
    <style:style style:name="T20" style:family="text">
      <style:text-properties officeooo:rsid="00b9ce7f"/>
    </style:style>
    <style:style style:name="T21" style:family="text">
      <style:text-properties officeooo:rsid="00bac024"/>
    </style:style>
    <style:style style:name="T22" style:family="text">
      <style:text-properties officeooo:rsid="00bc9967"/>
    </style:style>
    <style:style style:name="T23" style:family="text">
      <style:text-properties officeooo:rsid="00c113e8"/>
    </style:style>
    <style:style style:name="T24" style:family="text">
      <style:text-properties officeooo:rsid="00c29a23"/>
    </style:style>
    <style:style style:name="T25" style:family="text">
      <style:text-properties officeooo:rsid="00c44bab"/>
    </style:style>
    <style:style style:name="T26" style:family="text">
      <style:text-properties officeooo:rsid="00c56334"/>
    </style:style>
    <style:style style:name="T27" style:family="text">
      <style:text-properties officeooo:rsid="00d4e459"/>
    </style:style>
    <style:style style:name="T28" style:family="text">
      <style:text-properties officeooo:rsid="00d8fe80"/>
    </style:style>
    <style:style style:name="T29" style:family="text">
      <style:text-properties officeooo:rsid="00dad0cd"/>
    </style:style>
    <style:style style:name="T30" style:family="text">
      <style:text-properties officeooo:rsid="00db0be2"/>
    </style:style>
    <style:style style:name="T31" style:family="text">
      <style:text-properties officeooo:rsid="00dccf1d"/>
    </style:style>
    <style:style style:name="T32" style:family="text">
      <style:text-properties officeooo:rsid="00e1644a"/>
    </style:style>
    <style:style style:name="T33" style:family="text">
      <style:text-properties officeooo:rsid="00e3c2e5"/>
    </style:style>
    <style:style style:name="T34" style:family="text">
      <style:text-properties officeooo:rsid="00e5ebbb"/>
    </style:style>
    <style:style style:name="T35" style:family="text">
      <style:text-properties officeooo:rsid="00e9371f"/>
    </style:style>
    <style:style style:name="T36" style:family="text">
      <style:text-properties officeooo:rsid="00edb7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7" text:outline-level="2">2.<text:span text:style-name="T13">2</text:span>. Prueba de <text:span text:style-name="T13">interfaz</text:span></text:h>
      <text:p text:style-name="P1">La estrategia global consiste en <text:span text:style-name="T14">encontrar errores relacionados con mecanismos de interfaz específicos,</text:span><text:span text:style-name="T3"> con la semántica de navegación de la interfaz, </text:span><text:span text:style-name="T5">con</text:span><text:span text:style-name="T3"> la funcionalidad de la </text:span><text:span text:style-name="T4">plataforma web</text:span><text:span text:style-name="T3"> o </text:span><text:span text:style-name="T5">con </text:span><text:span text:style-name="T3">el depsliegue de </text:span><text:span text:style-name="T4">su </text:span><text:span text:style-name="T3">contenido. </text:span><text:span text:style-name="T6">Los pasos que se van a seguir son:</text:span></text:p>
      <text:p text:style-name="P1"/>
      <text:list xml:id="list1961893969622977037" text:style-name="L1">
        <text:list-item>
          <text:p text:style-name="P77">Se prueban las características de la interfaz para garantizar que las reglas de diseño, estética y contenido visual estén disponibles sin error para el usuario mediante una revisión visual.</text:p>
        </text:list-item>
        <text:list-item>
          <text:p text:style-name="P77">Los componentes de la interfaz se prueban de manera análoga a una prueba de unidad (verificación).</text:p>
        </text:list-item>
      </text:list>
      <text:p text:style-name="P2">Para encontrar los errores, se realizarán las siguientes pruebas en función del componente de la interfaz:</text:p>
      <text:list xml:id="list3960395607636821822" text:style-name="L2">
        <text:list-item>
          <text:p text:style-name="P78">Vínculos</text:p>
          <text:p text:style-name="P79">Se construye una lista con todos los vínculos y se ejecuta cada uno individualmente.</text:p>
        </text:list-item>
        <text:list-item>
          <text:p text:style-name="P84"><text:span text:style-name="T9">F</text:span><text:span text:style-name="T8">ormularios</text:span></text:p>
          <text:p text:style-name="P78">Se comprueban las siguientes preguntas:</text:p>
          <text:list>
            <text:list-item>
              <text:p text:style-name="P78">Las etiquetas identifican correctamente los campos dentro del formulario.</text:p>
            </text:list-item>
            <text:list-item>
              <text:p text:style-name="P78">Los campos obligatorios se identifican visualmente para el usuario. </text:p>
            </text:list-item>
            <text:list-item>
              <text:p text:style-name="P78">El servidor recibe toda la información contenida dentro del formulario, y ningún dato se pierde en la transmisión entre cliente y servidor. </text:p>
            </text:list-item>
            <text:list-item>
              <text:p text:style-name="P78">Se usan valores por defecto adecuados cuando el usuario no selecciona de un menú desplegable o conjunto de botones. </text:p>
            </text:list-item>
            <text:list-item>
              <text:p text:style-name="P78">Las funciones del navegador, como el retroceso, no corrompen la entrada de datos en el formulario. </text:p>
            </text:list-item>
            <text:list-item>
              <text:p text:style-name="P78">Los guiones que realizan la comprobación de errores en los datos ingresados funcionan de manera adecuada y proporcionan mensajes de error significativos. </text:p>
            </text:list-item>
            <text:list-item>
              <text:p text:style-name="P78">Los campos del formulario tienen ancho y tipos de datos adecuados. </text:p>
            </text:list-item>
            <text:list-item>
              <text:p text:style-name="P78">El formulario establece salvaguardas adecuadas que prohíben que el usuario ingrese cadenas de texto más largas que cierto máximo predefinido. </text:p>
            </text:list-item>
            <text:list-item>
              <text:p text:style-name="P84"><text:span text:style-name="T8">Todas las opciones para menús desplegables se ordenan y especifican en </text:span><text:soft-page-break/><text:span text:style-name="T8">forma significativa para el usuario final. </text:span></text:p>
            </text:list-item>
            <text:list-item>
              <text:p text:style-name="P78">Las características de autocompletado del navegador no conducen a errores en la entrada de datos. </text:p>
            </text:list-item>
          </text:list>
        </text:list-item>
        <text:list-item>
          <text:p text:style-name="P85"><text:span text:style-name="T8">Ventanas </text:span><text:span text:style-name="T10">pop-up</text:span></text:p>
          <text:p text:style-name="P80">Se plantean las siguientes cuestiones:</text:p>
          <text:list>
            <text:list-item>
              <text:p text:style-name="P86"><text:span text:style-name="T11">El </text:span><text:span text:style-name="T10">pop-up</text:span><text:span text:style-name="T11"> tiene el tamaño y posición adecuadas. </text:span></text:p>
            </text:list-item>
            <text:list-item>
              <text:p text:style-name="P86"><text:span text:style-name="T11">El </text:span><text:span text:style-name="T10">pop-up</text:span><text:span text:style-name="T11"> no cubre la ventana de la webapp original </text:span></text:p>
            </text:list-item>
            <text:list-item>
              <text:p text:style-name="P86"><text:span text:style-name="T11">El diseño estético del </text:span><text:span text:style-name="T10">pop-up</text:span><text:span text:style-name="T11"> es consistente con el diseño estético de la interfaz. </text:span></text:p>
            </text:list-item>
            <text:list-item>
              <text:p text:style-name="P80">Las barras de desplazamiento y otros elementos similares se ubican y funcionan de manera adecuada.</text:p>
            </text:list-item>
          </text:list>
        </text:list-item>
        <text:list-item>
          <text:p text:style-name="P83">Cookies</text:p>
          <text:p text:style-name="P87"><text:span text:style-name="T2">En el lado servidor, se debe probar que una </text:span><text:span text:style-name="T12">cookie</text:span><text:span text:style-name="T2"> se construyó adecuadamente y que se transmitió de manera adecuada al lado cliente cuando se solicitó el contenido. Se debe probar también, la persistencia adecuada de la </text:span><text:span text:style-name="T12">cookie</text:span><text:span text:style-name="T2"> para probar que su fecha de expiración es correcta.</text:span></text:p>
          <text:p text:style-name="P88"><text:span text:style-name="T2">Se realiza una única comprobación de </text:span><text:span text:style-name="T12">cookies </text:span><text:span text:style-name="T2">al terminar el tercer incremento.</text:span></text:p>
        </text:list-item>
      </text:list>
      <text:list xml:id="list75752043908161" text:continue-list="list1961893969622977037" text:style-name="L1">
        <text:list-item>
          <text:p text:style-name="P89"><text:span text:style-name="T7">S</text:span><text:span text:style-name="T2">e realizan pruebas de usabilidad.</text:span></text:p>
          <text:p text:style-name="P81">Se evalúa el grado en el cual los usuarios pueden interactuar efectivamente con la <text:span text:style-name="T15">webapp</text:span> y el grado en que la <text:span text:style-name="T15">webapp</text:span> guía las acciones de usuario, proporciona retroalimentación significativa y refuerza un enfoque de interacción consistente, haciéndola amigable y facilitando la vida del usuario.</text:p>
          <text:p text:style-name="P82">En este caso, a pesar de que el ingeniero es quién contribuye al diseño de las pruebas de usabilidad, será una tercera persona quién las ejecute.</text:p>
          <text:p text:style-name="P82">Para realizar este tipo de pruebas, se fijan distintas categorías y objetivos de prueba, y se plantean preguntas en relación a las mismas:</text:p>
          <text:p text:style-name="P82"/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ategoría</text:p>
          </table:table-cell>
          <table:table-cell table:style-name="Table1.A1" office:value-type="string">
            <text:p text:style-name="P7">Pregunta</text:p>
          </table:table-cell>
        </table:table-row>
        <table:table-row>
          <table:table-cell table:style-name="Table1.A2" office:value-type="string">
            <text:p text:style-name="P8">Interactividad</text:p>
          </table:table-cell>
          <table:table-cell table:style-name="Table1.B2" office:value-type="string">
            <text:p text:style-name="P10">¿Los mecanismos de interacción (por ejemplo, menús desplegables, botones, punteros) son fáciles de entender y usar?</text:p>
          </table:table-cell>
        </table:table-row>
        <table:table-row>
          <table:table-cell table:style-name="Table1.A2" office:value-type="string">
            <text:p text:style-name="P8">Plantilla</text:p>
          </table:table-cell>
          <table:table-cell table:style-name="Table1.B2" office:value-type="string">
            <text:p text:style-name="P10">¿Los mecanismos de navegación, contenido y funciones se colocan de forma que el usuario pueda encontrarlos rápidamente?</text:p>
          </table:table-cell>
        </table:table-row>
        <table:table-row>
          <table:table-cell table:style-name="Table1.A2" table:number-rows-spanned="2" office:value-type="string">
            <text:p text:style-name="P8">Legibilidad</text:p>
          </table:table-cell>
          <table:table-cell table:style-name="Table1.B2" office:value-type="string">
            <text:p text:style-name="P10">¿El texto está bien escrito y es comprensible?</text:p>
          </table:table-cell>
        </table:table-row>
        <table:table-row>
          <table:covered-table-cell/>
          <table:table-cell table:style-name="Table1.B2" office:value-type="string">
            <text:p text:style-name="P10">¿Las representaciones gráficas se entienden con facilidad?</text:p>
          </table:table-cell>
        </table:table-row>
        <text:soft-page-break/>
        <table:table-row>
          <table:table-cell table:style-name="Table1.A2" table:number-rows-spanned="2" office:value-type="string">
            <text:p text:style-name="P8">Estética</text:p>
          </table:table-cell>
          <table:table-cell table:style-name="Table1.B2" office:value-type="string">
            <text:p text:style-name="P10">¿La plantilla, color, fuente y características relacionadas facilitan el uso?</text:p>
          </table:table-cell>
        </table:table-row>
        <table:table-row>
          <table:covered-table-cell/>
          <table:table-cell table:style-name="Table1.B2" office:value-type="string">
            <text:p text:style-name="P10">¿Los usuarios “se sienten cómodos” con la apariencia y el sentimiento que transmite la <text:span text:style-name="T15">webapp?</text:span></text:p>
          </table:table-cell>
        </table:table-row>
        <table:table-row>
          <table:table-cell table:style-name="Table1.A2" office:value-type="string">
            <text:p text:style-name="P9">Características de despliegue</text:p>
          </table:table-cell>
          <table:table-cell table:style-name="Table1.B2" office:value-type="string">
            <text:p text:style-name="P11">¿La <text:span text:style-name="T15">webapp </text:span>usa de manera óptima el tamaño y la resolución de la pantalla?</text:p>
          </table:table-cell>
        </table:table-row>
        <table:table-row>
          <table:table-cell table:style-name="Table1.A2" office:value-type="string">
            <text:p text:style-name="P9">Sensibilidad temporal</text:p>
          </table:table-cell>
          <table:table-cell table:style-name="Table1.B2" office:value-type="string">
            <text:p text:style-name="P11">¿Las características, funciones y contenido importantes pueden usarse de forma oportuna?</text:p>
          </table:table-cell>
        </table:table-row>
        <table:table-row>
          <table:table-cell table:style-name="Table1.A2" office:value-type="string">
            <text:p text:style-name="P9">Personalización</text:p>
          </table:table-cell>
          <table:table-cell table:style-name="Table1.B2" office:value-type="string">
            <text:p text:style-name="P11">¿La <text:span text:style-name="T15">webapp</text:span> se adapta a las necesidades específicas de diferentes categorías de usuario o de usuarios individuales?</text:p>
          </table:table-cell>
        </table:table-row>
        <table:table-row>
          <table:table-cell table:style-name="Table1.A2" office:value-type="string">
            <text:p text:style-name="P9">Accesibilidad</text:p>
          </table:table-cell>
          <table:table-cell table:style-name="Table1.B2" office:value-type="string">
            <text:p text:style-name="P11">¿La <text:span text:style-name="T15">webapp </text:span>es accesible a personas que tienen discapacidades?</text:p>
          </table:table-cell>
        </table:table-row>
      </table:table>
      <text:list xml:id="list75752402710462" text:continue-numbering="true" text:style-name="L1">
        <text:list-header>
          <text:p text:style-name="P110"/>
        </text:list-header>
      </text:list>
      <text:p text:style-name="P3">La prueba de usabilidad sólo se realizará en el último incremento.</text:p>
      <text:h text:style-name="P108" text:outline-level="2">2.1. Incremento 1</text:h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float" office:value="0">
            <text:p text:style-name="P12">P-00<text:span text:style-name="T16">7</text:span></text:p>
          </table:table-cell>
          <table:table-cell table:style-name="Table4.B1" table:number-columns-spanned="2" office:value-type="float" office:value="0">
            <text:list xml:id="list75751054570047" text:continue-numbering="true" text:style-name="L1">
              <text:list-header>
                <text:p text:style-name="P91">Se prueban las características de la interfaz para garantizar que las reglas de diseño, estética y contenido visual estén disponibles sin error para el usuario mediante una revisión visual.</text:p>
              </text:list-header>
            </text:list>
          </table:table-cell>
          <table:covered-table-cell/>
        </table:table-row>
        <table:table-row>
          <table:table-cell table:style-name="Table4.A2" table:number-rows-spanned="3" office:value-type="float" office:value="0">
            <text:p text:style-name="P14">Evaluación por página</text:p>
          </table:table-cell>
          <table:table-cell table:style-name="Table4.B4" office:value-type="string">
            <text:p text:style-name="P27">inicio.html</text:p>
          </table:table-cell>
          <table:table-cell table:style-name="Table4.C4" office:value-type="string">
            <text:p text:style-name="P71">Correcta</text:p>
          </table:table-cell>
        </table:table-row>
        <table:table-row>
          <table:covered-table-cell/>
          <table:table-cell table:style-name="Table4.B4" office:value-type="string">
            <text:p text:style-name="P27">pacientesResultados.html</text:p>
          </table:table-cell>
          <table:table-cell table:style-name="Table4.C4" office:value-type="string">
            <text:p text:style-name="P71">Correcta</text:p>
          </table:table-cell>
        </table:table-row>
        <table:table-row>
          <table:covered-table-cell/>
          <table:table-cell table:style-name="Table4.B4" office:value-type="string">
            <text:p text:style-name="P30">cuestionarioPacientes.html</text:p>
          </table:table-cell>
          <table:table-cell table:style-name="Table4.C4" office:value-type="string">
            <text:p text:style-name="P72">Correcta</text:p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float" office:value="0">
            <text:p text:style-name="P12">P-00<text:span text:style-name="T16">8</text:span></text:p>
          </table:table-cell>
          <table:table-cell table:style-name="Table2.B1" table:number-columns-spanned="2" office:value-type="float" office:value="0">
            <text:list xml:id="list75751005845904" text:continue-numbering="true" text:style-name="L1">
              <text:list-header>
                <text:p text:style-name="P93">Se realiza una prueba de unidad concreta (verificación) para cada componente de la interfaz. <text:span text:style-name="T1">Anexo</text:span></text:p>
              </text:list-header>
            </text:list>
          </table:table-cell>
          <table:covered-table-cell/>
        </table:table-row>
        <table:table-row table:style-name="Table2.2">
          <table:table-cell table:style-name="Table2.A2" table:number-rows-spanned="2" office:value-type="float" office:value="0">
            <text:p text:style-name="P14">Evaluación por página</text:p>
          </table:table-cell>
          <table:table-cell table:style-name="Table2.B2" office:value-type="string">
            <text:p text:style-name="P27">pacientesResultados.html</text:p>
          </table:table-cell>
          <table:table-cell table:style-name="Table2.C2" office:value-type="string">
            <text:p text:style-name="P71">Correcta</text:p>
          </table:table-cell>
        </table:table-row>
        <table:table-row>
          <table:covered-table-cell/>
          <table:table-cell table:style-name="Table2.B3" office:value-type="string">
            <text:p text:style-name="P30">cuestionarioPacientes.html</text:p>
          </table:table-cell>
          <table:table-cell table:style-name="Table2.C3" office:value-type="string">
            <text:p text:style-name="P72">Correcta</text:p>
          </table:table-cell>
        </table:table-row>
      </table:table>
      <text:p text:style-name="P16"/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float" office:value="0">
            <text:list xml:id="list75752257278850" text:continue-numbering="true" text:style-name="L1">
              <text:list-header>
                <text:p text:style-name="P113"><text:span text:style-name="T19">Anexo </text:span>P-00<text:span text:style-name="T16">8</text:span></text:p>
              </text:list-header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float" office:value="0">
            <text:list xml:id="list75752044313787" text:continue-numbering="true" text:style-name="L1">
              <text:list-header>
                <text:p text:style-name="P95">Página</text:p>
              </text:list-header>
            </text:list>
          </table:table-cell>
          <table:table-cell table:style-name="Table3.A2" office:value-type="float" office:value="0">
            <text:list xml:id="list75752820906009" text:continue-numbering="true" text:style-name="L1">
              <text:list-header>
                <text:p text:style-name="P95">Vínculos</text:p>
              </text:list-header>
            </text:list>
          </table:table-cell>
          <table:table-cell table:style-name="Table3.C2" office:value-type="float" office:value="0">
            <text:list xml:id="list75750996608447" text:continue-numbering="true" text:style-name="L1">
              <text:list-header>
                <text:p text:style-name="P95">Evaluación</text:p>
              </text:list-header>
            </text:list>
          </table:table-cell>
        </table:table-row>
        <table:table-row table:style-name="Table3.3">
          <table:table-cell table:style-name="Table3.A6" table:number-rows-spanned="4" office:value-type="string">
            <text:p text:style-name="P27">pacientesResultados.html</text:p>
          </table:table-cell>
          <table:table-cell table:style-name="Table3.B3" office:value-type="string">
            <text:p text:style-name="P32">Hacer el test</text:p>
          </table:table-cell>
          <table:table-cell table:style-name="Table3.C3" office:value-type="string">
            <text:p text:style-name="P32">Correcta</text:p>
          </table:table-cell>
        </table:table-row>
        <table:table-row>
          <table:covered-table-cell/>
          <table:table-cell table:style-name="Table3.B4" office:value-type="string">
            <text:p text:style-name="P32">Filtrar</text:p>
          </table:table-cell>
          <table:table-cell table:style-name="Table3.C4" office:value-type="string">
            <text:p text:style-name="P32">Correcta</text:p>
          </table:table-cell>
        </table:table-row>
        <table:table-row>
          <table:covered-table-cell/>
          <table:table-cell table:style-name="Table3.B5" office:value-type="string">
            <text:p text:style-name="P32">Ver información psicólogo</text:p>
          </table:table-cell>
          <table:table-cell table:style-name="Table3.C5" office:value-type="string">
            <text:p text:style-name="P32">Correcta</text:p>
          </table:table-cell>
        </table:table-row>
        <table:table-row>
          <table:covered-table-cell/>
          <table:table-cell table:style-name="Table3.B6" office:value-type="string">
            <text:p text:style-name="P32">Contactar</text:p>
          </table:table-cell>
          <table:table-cell table:style-name="Table3.C6" office:value-type="string">
            <text:p text:style-name="P32">Correcta</text:p>
          </table:table-cell>
        </table:table-row>
        <table:table-row>
          <table:table-cell table:style-name="Table3.A8" table:number-rows-spanned="2" office:value-type="string">
            <text:p text:style-name="P31">cuestionarioPacientes.html</text:p>
          </table:table-cell>
          <table:table-cell table:style-name="Table3.B7" office:value-type="string">
            <text:p text:style-name="P32">Siguiente</text:p>
          </table:table-cell>
          <table:table-cell table:style-name="Table3.C7" office:value-type="string">
            <text:p text:style-name="P32">Correcta</text:p>
          </table:table-cell>
        </table:table-row>
        <table:table-row>
          <table:covered-table-cell/>
          <table:table-cell table:style-name="Table3.B8" office:value-type="string">
            <text:p text:style-name="P32">Enviar</text:p>
          </table:table-cell>
          <table:table-cell table:style-name="Table3.C8" office:value-type="string">
            <text:p text:style-name="P32">Correcta</text:p>
          </table:table-cell>
        </table:table-row>
      </table:table>
      <text:p text:style-name="P16"/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float" office:value="0">
            <text:list xml:id="list75752295645138" text:continue-numbering="true" text:style-name="L1">
              <text:list-header>
                <text:p text:style-name="P113"><text:span text:style-name="T20">Anexo </text:span>P-00<text:span text:style-name="T16">8</text:span></text:p>
              </text:list-header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float" office:value="0">
            <text:list xml:id="list75751335259666" text:continue-numbering="true" text:style-name="L1">
              <text:list-header>
                <text:p text:style-name="P96">Página</text:p>
              </text:list-header>
            </text:list>
          </table:table-cell>
          <table:table-cell table:style-name="Table5.A2" office:value-type="float" office:value="0">
            <text:list xml:id="list75751986199893" text:continue-numbering="true" text:style-name="L1">
              <text:list-header>
                <text:p text:style-name="P101">Formulario</text:p>
              </text:list-header>
            </text:list>
          </table:table-cell>
          <table:table-cell table:style-name="Table5.C2" office:value-type="float" office:value="0">
            <text:list xml:id="list75752919211700" text:continue-numbering="true" text:style-name="L1">
              <text:list-header>
                <text:p text:style-name="P96">Evaluación</text:p>
              </text:list-header>
            </text:list>
          </table:table-cell>
        </table:table-row>
        <table:table-row table:style-name="Table5.3">
          <table:table-cell table:style-name="Table5.A12" table:number-rows-spanned="10" office:value-type="string">
            <text:p text:style-name="P28">pacientesResultados.html</text:p>
          </table:table-cell>
          <table:table-cell table:style-name="Table5.B3" office:value-type="string">
            <text:p text:style-name="P36">Las etiquetas identifican correctamente los campos dentro del formulario. </text:p>
          </table:table-cell>
          <table:table-cell table:style-name="Table5.C3" office:value-type="string">
            <text:p text:style-name="P33">Correcta</text:p>
          </table:table-cell>
        </table:table-row>
        <table:table-row table:style-name="Table5.3">
          <table:covered-table-cell/>
          <table:table-cell table:style-name="Table5.B4" office:value-type="string">
            <text:p text:style-name="P36">Los campos obligatorios se identifican visualmente para el usuario. </text:p>
          </table:table-cell>
          <table:table-cell table:style-name="Table5.C4" office:value-type="string">
            <text:p text:style-name="P65">No aplica</text:p>
          </table:table-cell>
        </table:table-row>
        <table:table-row table:style-name="Table5.3">
          <table:covered-table-cell/>
          <table:table-cell table:style-name="Table5.B5" office:value-type="string">
            <text:p text:style-name="P36">El servidor recibe toda la información contenida dentro del formulario, y ningún dato se pierde en la transmisión entre cliente y servidor.</text:p>
          </table:table-cell>
          <table:table-cell table:style-name="Table5.C5" office:value-type="string">
            <text:p text:style-name="P33">Correcta</text:p>
          </table:table-cell>
        </table:table-row>
        <table:table-row table:style-name="Table5.3">
          <table:covered-table-cell/>
          <table:table-cell table:style-name="Table5.B6" office:value-type="string">
            <text:p text:style-name="P36">Se usan valores por defecto adecuados cuando el usuario no selecciona de un menú desplegable o conjunto de botones. </text:p>
          </table:table-cell>
          <table:table-cell table:style-name="Table5.C6" office:value-type="string">
            <text:p text:style-name="P73">Correcta</text:p>
          </table:table-cell>
        </table:table-row>
        <table:table-row table:style-name="Table5.3">
          <table:covered-table-cell/>
          <table:table-cell table:style-name="Table5.B7" office:value-type="string">
            <text:p text:style-name="P36">Las funciones del navegador, como el retroceso, no corrompen la entrada de datos en el formulario.</text:p>
          </table:table-cell>
          <table:table-cell table:style-name="Table5.C7" office:value-type="string">
            <text:p text:style-name="P38">Correcta</text:p>
          </table:table-cell>
        </table:table-row>
        <table:table-row table:style-name="Table5.3">
          <table:covered-table-cell/>
          <table:table-cell table:style-name="Table5.B8" office:value-type="string">
            <text:p text:style-name="P36">Los guiones que realizan la comprobación de errores en los datos ingresados funcionan de manera adecuada y proporcionan mensajes de error significativos. </text:p>
          </table:table-cell>
          <table:table-cell table:style-name="Table5.C8" office:value-type="string">
            <text:p text:style-name="P38">No aplica</text:p>
          </table:table-cell>
        </table:table-row>
        <table:table-row table:style-name="Table5.3">
          <table:covered-table-cell/>
          <table:table-cell table:style-name="Table5.B9" office:value-type="string">
            <text:p text:style-name="P36">Los campos del formulario tienen ancho y tipos de datos adecuados.</text:p>
          </table:table-cell>
          <table:table-cell table:style-name="Table5.C9" office:value-type="string">
            <text:p text:style-name="P38">Correcta</text:p>
          </table:table-cell>
        </table:table-row>
        <table:table-row table:style-name="Table5.3">
          <table:covered-table-cell/>
          <table:table-cell table:style-name="Table5.B10" office:value-type="string">
            <text:p text:style-name="P36">El formulario establece salvaguardas adecuadas que prohíben que el usuario ingrese cadenas de texto más largas que cierto máximo predefinido. </text:p>
          </table:table-cell>
          <table:table-cell table:style-name="Table5.C10" office:value-type="string">
            <text:p text:style-name="P39">No aplica</text:p>
          </table:table-cell>
        </table:table-row>
        <table:table-row table:style-name="Table5.3">
          <table:covered-table-cell/>
          <table:table-cell table:style-name="Table5.B11" office:value-type="string">
            <text:p text:style-name="P36">Todas las opciones para menús desplegables se ordenan y especifican en forma significativa para el usuario final.</text:p>
          </table:table-cell>
          <table:table-cell table:style-name="Table5.C11" office:value-type="string">
            <text:p text:style-name="P41">No aplica</text:p>
          </table:table-cell>
        </table:table-row>
        <table:table-row table:style-name="Table5.3">
          <table:covered-table-cell/>
          <table:table-cell table:style-name="Table5.B12" office:value-type="string">
            <text:p text:style-name="P36">Las características de autocompletado del navegador no conducen a errores en la entrada de datos.</text:p>
          </table:table-cell>
          <table:table-cell table:style-name="Table5.C12" office:value-type="string">
            <text:p text:style-name="P41">No aplica</text:p>
          </table:table-cell>
        </table:table-row>
      </table:table>
      <text:p text:style-name="P17"/>
      <text:p text:style-name="P112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float" office:value="0">
            <text:list xml:id="list75751583664524" text:continue-numbering="true" text:style-name="L1">
              <text:list-header>
                <text:p text:style-name="P117"><text:span text:style-name="T20">Anexo </text:span>P-0<text:span text:style-name="T36">08</text:span></text:p>
              </text:list-header>
            </text:list>
          </table:table-cell>
          <table:covered-table-cell/>
          <table:covered-table-cell/>
        </table:table-row>
        <table:table-row table:style-name="Table12.1">
          <table:table-cell table:style-name="Table12.A2" office:value-type="float" office:value="0">
            <text:list xml:id="list75751863074672" text:continue-numbering="true" text:style-name="L1">
              <text:list-header>
                <text:p text:style-name="P100">Página</text:p>
              </text:list-header>
            </text:list>
          </table:table-cell>
          <table:table-cell table:style-name="Table12.A2" office:value-type="float" office:value="0">
            <text:list xml:id="list75751590129684" text:continue-numbering="true" text:style-name="L1">
              <text:list-header>
                <text:p text:style-name="P105">Pop-up: <text:span text:style-name="T36">Confirmación Hacer el test</text:span></text:p>
              </text:list-header>
            </text:list>
          </table:table-cell>
          <table:table-cell table:style-name="Table12.C2" office:value-type="float" office:value="0">
            <text:list xml:id="list75752344735690" text:continue-numbering="true" text:style-name="L1">
              <text:list-header>
                <text:p text:style-name="P100">Evaluación</text:p>
              </text:list-header>
            </text:list>
          </table:table-cell>
        </table:table-row>
        <table:table-row table:style-name="Table12.3">
          <table:table-cell table:style-name="Table12.A6" table:number-rows-spanned="4" office:value-type="string">
            <text:p text:style-name="P120">pacientes<text:span text:style-name="T36">Resultados</text:span>.html</text:p>
          </table:table-cell>
          <table:table-cell table:style-name="Table12.B3" office:value-type="string">
            <text:p text:style-name="P90"><text:span text:style-name="T11">El </text:span><text:span text:style-name="T10">pop-up</text:span><text:span text:style-name="T11"> tiene el tamaño y posición adecuadas. </text:span></text:p>
          </table:table-cell>
          <table:table-cell table:style-name="Table12.C3" office:value-type="string">
            <text:p text:style-name="P123">Correcta</text:p>
          </table:table-cell>
        </table:table-row>
        <table:table-row table:style-name="Table12.3">
          <table:covered-table-cell/>
          <table:table-cell table:style-name="Table12.B4" office:value-type="string">
            <text:p text:style-name="P90"><text:span text:style-name="T11">El </text:span><text:span text:style-name="T10">pop-up</text:span><text:span text:style-name="T11"> no cubre la ventana de la webapp original </text:span></text:p>
          </table:table-cell>
          <table:table-cell table:style-name="Table12.C4" office:value-type="string">
            <text:p text:style-name="P125">Correcta</text:p>
          </table:table-cell>
        </table:table-row>
        <table:table-row table:style-name="Table12.3">
          <table:covered-table-cell/>
          <table:table-cell table:style-name="Table12.B5" office:value-type="string">
            <text:p text:style-name="P90"><text:span text:style-name="T11">El diseño estético del </text:span><text:span text:style-name="T10">pop-up</text:span><text:span text:style-name="T11"> es consistente con el diseño estético de la interfaz. </text:span></text:p>
          </table:table-cell>
          <table:table-cell table:style-name="Table12.C5" office:value-type="string">
            <text:p text:style-name="P123">Correcta</text:p>
          </table:table-cell>
        </table:table-row>
        <table:table-row table:style-name="Table12.3">
          <table:covered-table-cell/>
          <table:table-cell table:style-name="Table12.B6" office:value-type="string">
            <text:p text:style-name="P106">Las barras de desplazamiento y otros elementos similares se ubican y funcionan de manera adecuada.</text:p>
          </table:table-cell>
          <table:table-cell table:style-name="Table12.C6" office:value-type="string">
            <text:p text:style-name="P124">No aplica</text:p>
          </table:table-cell>
        </table:table-row>
      </table:table>
      <text:h text:style-name="P109" text:outline-level="2">2.<text:span text:style-name="T17">2</text:span>. Incremento <text:span text:style-name="T17">2</text:span></text:h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float" office:value="0">
            <text:p text:style-name="P13">P-0<text:span text:style-name="T18">17</text:span></text:p>
          </table:table-cell>
          <table:table-cell table:style-name="Table6.B1" table:number-columns-spanned="2" office:value-type="float" office:value="0">
            <text:list xml:id="list75751212720458" text:continue-numbering="true" text:style-name="L1">
              <text:list-header>
                <text:p text:style-name="P92">Se prueban las características de la interfaz para garantizar que las reglas de diseño, estética y contenido visual estén disponibles sin error para el usuario mediante una revisión visual.</text:p>
              </text:list-header>
            </text:list>
          </table:table-cell>
          <table:covered-table-cell/>
        </table:table-row>
        <table:table-row>
          <table:table-cell table:style-name="Table6.A2" table:number-rows-spanned="5" office:value-type="float" office:value="0">
            <text:p text:style-name="P15">Evaluación por página</text:p>
          </table:table-cell>
          <table:table-cell table:style-name="Table6.B6" office:value-type="string">
            <text:p text:style-name="P43">pacientesModificar.html</text:p>
          </table:table-cell>
          <table:table-cell table:style-name="Table6.C6" office:value-type="string">
            <text:p text:style-name="P74">Correcto</text:p>
          </table:table-cell>
        </table:table-row>
        <table:table-row>
          <table:covered-table-cell/>
          <table:table-cell table:style-name="Table6.B6" office:value-type="string">
            <text:p text:style-name="P43">registroPacientes.html</text:p>
          </table:table-cell>
          <table:table-cell table:style-name="Table6.C6" office:value-type="string">
            <text:p text:style-name="P74">Correcto</text:p>
          </table:table-cell>
        </table:table-row>
        <table:table-row>
          <table:covered-table-cell/>
          <table:table-cell table:style-name="Table6.B6" office:value-type="string">
            <text:p text:style-name="P43">psicologoPerfil.html</text:p>
          </table:table-cell>
          <table:table-cell table:style-name="Table6.C6" office:value-type="string">
            <text:p text:style-name="P74">Correcto</text:p>
          </table:table-cell>
        </table:table-row>
        <table:table-row>
          <table:covered-table-cell/>
          <table:table-cell table:style-name="Table6.B6" office:value-type="string">
            <text:p text:style-name="P43">psicologosModificar.html</text:p>
          </table:table-cell>
          <table:table-cell table:style-name="Table6.C6" office:value-type="string">
            <text:p text:style-name="P74">Correcto</text:p>
          </table:table-cell>
        </table:table-row>
        <table:table-row>
          <table:covered-table-cell/>
          <table:table-cell table:style-name="Table6.B6" office:value-type="string">
            <text:p text:style-name="P43">registroPsicologo.html</text:p>
          </table:table-cell>
          <table:table-cell table:style-name="Table6.C6" office:value-type="string">
            <text:p text:style-name="P74">Correcto</text:p>
          </table:table-cell>
        </table:table-row>
      </table:table>
      <text:p text:style-name="P18"/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float" office:value="0">
            <text:p text:style-name="P13">P-0<text:span text:style-name="T18">18</text:span></text:p>
          </table:table-cell>
          <table:table-cell table:style-name="Table7.B1" table:number-columns-spanned="2" office:value-type="float" office:value="0">
            <text:list xml:id="list75752403360360" text:continue-numbering="true" text:style-name="L1">
              <text:list-header>
                <text:p text:style-name="P94">Se realiza una prueba de unidad concreta (verificación) para cada componente de la interfaz. <text:span text:style-name="T1">Anexo</text:span></text:p>
              </text:list-header>
            </text:list>
          </table:table-cell>
          <table:covered-table-cell/>
        </table:table-row>
        <table:table-row table:style-name="Table7.2">
          <table:table-cell table:style-name="Table7.A2" table:number-rows-spanned="7" office:value-type="float" office:value="0">
            <text:p text:style-name="P15">Evaluación por página</text:p>
          </table:table-cell>
          <table:table-cell table:style-name="Table7.B2" office:value-type="string">
            <text:p text:style-name="P43">pacientesModificar.html</text:p>
          </table:table-cell>
          <table:table-cell table:style-name="Table7.C2" office:value-type="string">
            <text:p text:style-name="P75">Correcta</text:p>
          </table:table-cell>
        </table:table-row>
        <table:table-row>
          <table:covered-table-cell/>
          <table:table-cell table:style-name="Table7.B7" office:value-type="string">
            <text:p text:style-name="P43">registroPacientes.html</text:p>
          </table:table-cell>
          <table:table-cell table:style-name="Table7.C7" office:value-type="string">
            <text:p text:style-name="P75">Correcta</text:p>
          </table:table-cell>
        </table:table-row>
        <table:table-row>
          <table:covered-table-cell/>
          <table:table-cell table:style-name="Table7.B7" office:value-type="string">
            <text:p text:style-name="P43">psicologoPerfil.html</text:p>
          </table:table-cell>
          <table:table-cell table:style-name="Table7.C7" office:value-type="string">
            <text:p text:style-name="P75">Correcta</text:p>
          </table:table-cell>
        </table:table-row>
        <table:table-row>
          <table:covered-table-cell/>
          <table:table-cell table:style-name="Table7.B7" office:value-type="string">
            <text:p text:style-name="P43">psicologosModificar.html</text:p>
          </table:table-cell>
          <table:table-cell table:style-name="Table7.C7" office:value-type="string">
            <text:p text:style-name="P76">Correcta</text:p>
          </table:table-cell>
        </table:table-row>
        <table:table-row>
          <table:covered-table-cell/>
          <table:table-cell table:style-name="Table7.B7" office:value-type="string">
            <text:p text:style-name="P43">registroPsicologo.html</text:p>
          </table:table-cell>
          <table:table-cell table:style-name="Table7.C7" office:value-type="string">
            <text:p text:style-name="P75">Correcta</text:p>
          </table:table-cell>
        </table:table-row>
        <table:table-row>
          <table:covered-table-cell/>
          <table:table-cell table:style-name="Table7.B7" office:value-type="string">
            <text:p text:style-name="P70"><text:span text:style-name="T27">p</text:span>acientesResultados.html</text:p>
          </table:table-cell>
          <table:table-cell table:style-name="Table7.C7" office:value-type="string">
            <text:p text:style-name="P75">Correcta</text:p>
          </table:table-cell>
        </table:table-row>
        <table:table-row>
          <table:covered-table-cell/>
          <table:table-cell table:style-name="Table7.B8" office:value-type="string">
            <text:p text:style-name="P50"><text:span text:style-name="T31">i</text:span>nicio.html</text:p>
          </table:table-cell>
          <table:table-cell table:style-name="Table7.C8" office:value-type="string">
            <text:p text:style-name="P75">Correcta</text:p>
          </table:table-cell>
        </table:table-row>
      </table:table>
      <text:p text:style-name="P18"/>
      <text:p text:style-name="P2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float" office:value="0">
            <text:list xml:id="list75751988625286" text:continue-numbering="true" text:style-name="L1">
              <text:list-header>
                <text:p text:style-name="P114"><text:span text:style-name="T19">Anexo </text:span>P-0<text:span text:style-name="T21">18</text:span></text:p>
              </text:list-header>
            </text:list>
          </table:table-cell>
          <table:covered-table-cell/>
          <table:covered-table-cell/>
        </table:table-row>
        <table:table-row table:style-name="Table8.1">
          <table:table-cell table:style-name="Table8.A2" office:value-type="float" office:value="0">
            <text:list xml:id="list75751241625014" text:continue-numbering="true" text:style-name="L1">
              <text:list-header>
                <text:p text:style-name="P97">Página</text:p>
              </text:list-header>
            </text:list>
          </table:table-cell>
          <table:table-cell table:style-name="Table8.A2" office:value-type="float" office:value="0">
            <text:list xml:id="list75750974989994" text:continue-numbering="true" text:style-name="L1">
              <text:list-header>
                <text:p text:style-name="P97">Vínculos</text:p>
              </text:list-header>
            </text:list>
          </table:table-cell>
          <table:table-cell table:style-name="Table8.C2" office:value-type="float" office:value="0">
            <text:list xml:id="list75752324381242" text:continue-numbering="true" text:style-name="L1">
              <text:list-header>
                <text:p text:style-name="P97">Evaluación</text:p>
              </text:list-header>
            </text:list>
          </table:table-cell>
        </table:table-row>
        <table:table-row table:style-name="Table8.3">
          <table:table-cell table:style-name="Table8.A10" table:number-rows-spanned="8" office:value-type="string">
            <text:p text:style-name="P53">inicio.html</text:p>
          </table:table-cell>
          <table:table-cell table:style-name="Table8.B10" office:value-type="string">
            <text:p text:style-name="P53">Registrar</text:p>
          </table:table-cell>
          <table:table-cell table:style-name="Table8.C10" office:value-type="string">
            <text:p text:style-name="P53">Correcto</text:p>
          </table:table-cell>
        </table:table-row>
        <table:table-row table:style-name="Table8.3">
          <table:covered-table-cell/>
          <table:table-cell table:style-name="Table8.B10" office:value-type="string">
            <text:p text:style-name="P61">Inicio</text:p>
          </table:table-cell>
          <table:table-cell table:style-name="Table8.C10" office:value-type="string">
            <text:p text:style-name="P61">Correcto</text:p>
          </table:table-cell>
        </table:table-row>
        <table:table-row table:style-name="Table8.3">
          <table:covered-table-cell/>
          <table:table-cell table:style-name="Table8.B10" office:value-type="string">
            <text:p text:style-name="P61">Resultados</text:p>
          </table:table-cell>
          <table:table-cell table:style-name="Table8.C10" office:value-type="string">
            <text:p text:style-name="P61">Correcto</text:p>
          </table:table-cell>
        </table:table-row>
        <table:table-row table:style-name="Table8.3">
          <table:covered-table-cell/>
          <table:table-cell table:style-name="Table8.B10" office:value-type="string">
            <text:p text:style-name="P58">Perfil &gt; Modificar mis datos <text:span text:style-name="T33">(Paciente)</text:span></text:p>
          </table:table-cell>
          <table:table-cell table:style-name="Table8.C10" office:value-type="string">
            <text:p text:style-name="P58">Correcto</text:p>
          </table:table-cell>
        </table:table-row>
        <table:table-row table:style-name="Table8.3">
          <table:covered-table-cell/>
          <table:table-cell table:style-name="Table8.B7" office:value-type="string">
            <text:p text:style-name="P59">Perfil &gt; Salir <text:span text:style-name="T34">(Paciente)</text:span></text:p>
          </table:table-cell>
          <table:table-cell table:style-name="Table8.C7" office:value-type="string">
            <text:p text:style-name="P60">Correcto</text:p>
          </table:table-cell>
        </table:table-row>
        <table:table-row table:style-name="Table8.3">
          <table:covered-table-cell/>
          <table:table-cell table:style-name="Table8.B10" office:value-type="string">
            <text:p text:style-name="P62">Perfil &gt; Cómo me ven</text:p>
          </table:table-cell>
          <table:table-cell table:style-name="Table8.C10" office:value-type="string">
            <text:p text:style-name="P62">Correcto</text:p>
          </table:table-cell>
        </table:table-row>
        <table:table-row table:style-name="Table8.3">
          <table:covered-table-cell/>
          <table:table-cell table:style-name="Table8.B10" office:value-type="string">
            <text:p text:style-name="P62">Perfil &gt; Modificar mis datos <text:span text:style-name="T33">(Psicólogo)</text:span></text:p>
          </table:table-cell>
          <table:table-cell table:style-name="Table8.C10" office:value-type="string">
            <text:p text:style-name="P62">Correcto</text:p>
          </table:table-cell>
        </table:table-row>
        <table:table-row table:style-name="Table8.3">
          <table:covered-table-cell/>
          <table:table-cell table:style-name="Table8.B10" office:value-type="string">
            <text:p text:style-name="P59">Perfil &gt; Salir <text:span text:style-name="T34">(Psicólogo)</text:span></text:p>
          </table:table-cell>
          <table:table-cell table:style-name="Table8.C10" office:value-type="string">
            <text:p text:style-name="P60">Correcto</text:p>
          </table:table-cell>
        </table:table-row>
        <table:table-row>
          <table:table-cell table:style-name="Table8.A13" table:number-rows-spanned="3" office:value-type="string">
            <text:p text:style-name="P52">registroPacientes.html</text:p>
          </table:table-cell>
          <table:table-cell table:style-name="Table8.B11" office:value-type="string">
            <text:p text:style-name="P52">Enviar</text:p>
          </table:table-cell>
          <table:table-cell table:style-name="Table8.C11" office:value-type="string">
            <text:p text:style-name="P52">Correcto</text:p>
          </table:table-cell>
        </table:table-row>
        <table:table-row>
          <table:covered-table-cell/>
          <table:table-cell table:style-name="Table8.B22" office:value-type="string">
            <text:p text:style-name="P52">Contactar</text:p>
          </table:table-cell>
          <table:table-cell table:style-name="Table8.C22" office:value-type="string">
            <text:p text:style-name="P52">Correcto</text:p>
          </table:table-cell>
        </table:table-row>
        <table:table-row table:style-name="Table8.13">
          <table:covered-table-cell/>
          <table:table-cell table:style-name="Table8.B22" office:value-type="string">
            <text:p text:style-name="P52">Términos y condiciones de uso</text:p>
          </table:table-cell>
          <table:table-cell table:style-name="Table8.C22" office:value-type="string">
            <text:p text:style-name="P52">Correcto</text:p>
          </table:table-cell>
        </table:table-row>
        <table:table-row>
          <table:table-cell table:style-name="Table8.A18" table:number-rows-spanned="5" office:value-type="string">
            <text:p text:style-name="P21"><text:span text:style-name="T23">r</text:span>egistroPsicologo.html</text:p>
          </table:table-cell>
          <table:table-cell table:style-name="Table8.B22" office:value-type="string">
            <text:p text:style-name="P54">Siguiente 1</text:p>
          </table:table-cell>
          <table:table-cell table:style-name="Table8.C22" office:value-type="string">
            <text:p text:style-name="P54">Correcto</text:p>
          </table:table-cell>
        </table:table-row>
        <table:table-row>
          <table:covered-table-cell/>
          <table:table-cell table:style-name="Table8.B22" office:value-type="string">
            <text:p text:style-name="P52">Términos y condiciones de uso</text:p>
          </table:table-cell>
          <table:table-cell table:style-name="Table8.C22" office:value-type="string">
            <text:p text:style-name="P52">Correcto</text:p>
          </table:table-cell>
        </table:table-row>
        <table:table-row>
          <table:covered-table-cell/>
          <table:table-cell table:style-name="Table8.B22" office:value-type="string">
            <text:p text:style-name="P54">Siguiente <text:span text:style-name="T24">2</text:span></text:p>
          </table:table-cell>
          <table:table-cell table:style-name="Table8.C22" office:value-type="string">
            <text:p text:style-name="P54">Correcto</text:p>
          </table:table-cell>
        </table:table-row>
        <table:table-row>
          <table:covered-table-cell/>
          <table:table-cell table:style-name="Table8.B22" office:value-type="string">
            <text:p text:style-name="P55">Enviar</text:p>
          </table:table-cell>
          <table:table-cell table:style-name="Table8.C22" office:value-type="string">
            <text:p text:style-name="P55">Correcto</text:p>
          </table:table-cell>
        </table:table-row>
        <table:table-row>
          <table:covered-table-cell/>
          <table:table-cell table:style-name="Table8.B22" office:value-type="string">
            <text:p text:style-name="P56">Registrar</text:p>
          </table:table-cell>
          <table:table-cell table:style-name="Table8.C22" office:value-type="string">
            <text:p text:style-name="P56">Correcto</text:p>
          </table:table-cell>
        </table:table-row>
        <table:table-row>
          <table:table-cell table:style-name="Table8.A22" table:number-rows-spanned="4" office:value-type="string">
            <text:p text:style-name="P22"><text:span text:style-name="T27">p</text:span>acientesResultados.html</text:p>
          </table:table-cell>
          <table:table-cell table:style-name="Table8.B22" office:value-type="string">
            <text:p text:style-name="P57">Inicio</text:p>
          </table:table-cell>
          <table:table-cell table:style-name="Table8.C22" office:value-type="string">
            <text:p text:style-name="P57">Correcto</text:p>
          </table:table-cell>
        </table:table-row>
        <table:table-row>
          <table:covered-table-cell/>
          <table:table-cell table:style-name="Table8.B22" office:value-type="string">
            <text:p text:style-name="P58">Resultados</text:p>
          </table:table-cell>
          <table:table-cell table:style-name="Table8.C22" office:value-type="string">
            <text:p text:style-name="P58">Correcto</text:p>
          </table:table-cell>
        </table:table-row>
        <table:table-row>
          <table:covered-table-cell/>
          <table:table-cell table:style-name="Table8.B22" office:value-type="string">
            <text:p text:style-name="P58">Perfil &gt; Modificar mis datos</text:p>
          </table:table-cell>
          <table:table-cell table:style-name="Table8.C22" office:value-type="string">
            <text:p text:style-name="P58">Correcto</text:p>
          </table:table-cell>
        </table:table-row>
        <table:table-row>
          <table:covered-table-cell/>
          <table:table-cell table:style-name="Table8.B22" office:value-type="string">
            <text:p text:style-name="P59">Perfil &gt; Salir</text:p>
          </table:table-cell>
          <table:table-cell table:style-name="Table8.C22" office:value-type="string">
            <text:p text:style-name="P60">Correcto</text:p>
          </table:table-cell>
        </table:table-row>
        <table:table-row>
          <table:table-cell table:style-name="Table8.A27" table:number-rows-spanned="5" office:value-type="string">
            <text:p text:style-name="P23"><text:span text:style-name="T28">p</text:span>acientesModificar.html</text:p>
          </table:table-cell>
          <table:table-cell table:style-name="Table8.B27" office:value-type="string">
            <text:p text:style-name="P57">Inicio</text:p>
          </table:table-cell>
          <table:table-cell table:style-name="Table8.C27" office:value-type="string">
            <text:p text:style-name="P57">Correcto</text:p>
          </table:table-cell>
        </table:table-row>
        <table:table-row>
          <table:covered-table-cell/>
          <table:table-cell table:style-name="Table8.B27" office:value-type="string">
            <text:p text:style-name="P58">Resultados</text:p>
          </table:table-cell>
          <table:table-cell table:style-name="Table8.C27" office:value-type="string">
            <text:p text:style-name="P58">Correcto</text:p>
          </table:table-cell>
        </table:table-row>
        <table:table-row>
          <table:covered-table-cell/>
          <table:table-cell table:style-name="Table8.B27" office:value-type="string">
            <text:p text:style-name="P58">Perfil &gt; Modificar mis datos</text:p>
          </table:table-cell>
          <table:table-cell table:style-name="Table8.C27" office:value-type="string">
            <text:p text:style-name="P58">Correcto</text:p>
          </table:table-cell>
        </table:table-row>
        <table:table-row>
          <table:covered-table-cell/>
          <table:table-cell table:style-name="Table8.B27" office:value-type="string">
            <text:p text:style-name="P59">Perfil &gt; Salir</text:p>
          </table:table-cell>
          <table:table-cell table:style-name="Table8.C27" office:value-type="string">
            <text:p text:style-name="P60">Correcto</text:p>
          </table:table-cell>
        </table:table-row>
        <table:table-row>
          <table:covered-table-cell/>
          <table:table-cell table:style-name="Table8.B27" office:value-type="string">
            <text:p text:style-name="P122">Darme de baja</text:p>
          </table:table-cell>
          <table:table-cell table:style-name="Table8.C27" office:value-type="string">
            <text:p text:style-name="P122">Correcto</text:p>
          </table:table-cell>
        </table:table-row>
        <table:table-row>
          <table:table-cell table:style-name="Table8.A35" table:number-rows-spanned="8" office:value-type="string">
            <text:p text:style-name="P44">psicologosModificar.html</text:p>
          </table:table-cell>
          <table:table-cell table:style-name="Table8.B38" office:value-type="string">
            <text:p text:style-name="P51">Inicio</text:p>
          </table:table-cell>
          <table:table-cell table:style-name="Table8.C38" office:value-type="string">
            <text:p text:style-name="P57">Correcto</text:p>
          </table:table-cell>
        </table:table-row>
        <table:table-row>
          <table:covered-table-cell/>
          <table:table-cell table:style-name="Table8.B38" office:value-type="string">
            <text:p text:style-name="P58">Perfil &gt; Modificar mis datos</text:p>
          </table:table-cell>
          <table:table-cell table:style-name="Table8.C38" office:value-type="string">
            <text:p text:style-name="P58">Correcto</text:p>
          </table:table-cell>
        </table:table-row>
        <table:table-row>
          <table:covered-table-cell/>
          <table:table-cell table:style-name="Table8.B38" office:value-type="string">
            <text:p text:style-name="P63">Perfil &gt; Cómo me ven</text:p>
          </table:table-cell>
          <table:table-cell table:style-name="Table8.C38" office:value-type="string">
            <text:p text:style-name="P63">Correcto</text:p>
          </table:table-cell>
        </table:table-row>
        <table:table-row>
          <table:covered-table-cell/>
          <table:table-cell table:style-name="Table8.B38" office:value-type="string">
            <text:p text:style-name="P59">Perfil &gt; Salir</text:p>
          </table:table-cell>
          <table:table-cell table:style-name="Table8.C38" office:value-type="string">
            <text:p text:style-name="P58">Correcto</text:p>
          </table:table-cell>
        </table:table-row>
        <table:table-row>
          <table:covered-table-cell/>
          <table:table-cell table:style-name="Table8.B32" office:value-type="string">
            <text:p text:style-name="P54">Siguiente 1</text:p>
          </table:table-cell>
          <table:table-cell table:style-name="Table8.C32" office:value-type="string">
            <text:p text:style-name="P64">Correcto</text:p>
          </table:table-cell>
        </table:table-row>
        <table:table-row>
          <table:covered-table-cell/>
          <table:table-cell table:style-name="Table8.B35" office:value-type="string">
            <text:p text:style-name="P54">Siguiente <text:span text:style-name="T24">2</text:span></text:p>
          </table:table-cell>
          <table:table-cell table:style-name="Table8.C38" office:value-type="string">
            <text:p text:style-name="P64">Correcto</text:p>
          </table:table-cell>
        </table:table-row>
        <table:table-row>
          <table:covered-table-cell/>
          <table:table-cell table:style-name="Table8.B35" office:value-type="string">
            <text:p text:style-name="P55">Enviar</text:p>
          </table:table-cell>
          <table:table-cell table:style-name="Table8.C38" office:value-type="string">
            <text:p text:style-name="P64">Correcto</text:p>
          </table:table-cell>
        </table:table-row>
        <table:table-row>
          <table:covered-table-cell/>
          <table:table-cell table:style-name="Table8.B35" office:value-type="string">
            <text:p text:style-name="P122">Darme de baja</text:p>
          </table:table-cell>
          <table:table-cell table:style-name="Table8.C38" office:value-type="string">
            <text:p text:style-name="P122">Correcto</text:p>
          </table:table-cell>
        </table:table-row>
        <table:table-row>
          <table:table-cell table:style-name="Table8.A42" table:number-rows-spanned="8" office:value-type="string">
            <text:p text:style-name="P51"><text:span text:style-name="T32">p</text:span>sicologosPerfil.html</text:p>
          </table:table-cell>
          <table:table-cell table:style-name="Table8.B36" office:value-type="string">
            <text:p text:style-name="P51">Inicio</text:p>
          </table:table-cell>
          <table:table-cell table:style-name="Table8.C38" office:value-type="string">
            <text:p text:style-name="P57">Correcto</text:p>
          </table:table-cell>
        </table:table-row>
        <table:table-row>
          <table:covered-table-cell/>
          <table:table-cell table:style-name="Table8.B38" office:value-type="string">
            <text:p text:style-name="P58">Perfil &gt; Modificar mis datos <text:soft-page-break/><text:span text:style-name="T35">(Psicólogo)</text:span></text:p>
          </table:table-cell>
          <table:table-cell table:style-name="Table8.C38" office:value-type="string">
            <text:p text:style-name="P58">Correcto</text:p>
          </table:table-cell>
        </table:table-row>
        <table:table-row>
          <table:covered-table-cell/>
          <table:table-cell table:style-name="Table8.B38" office:value-type="string">
            <text:p text:style-name="P63">Perfil &gt; Cómo me ven</text:p>
          </table:table-cell>
          <table:table-cell table:style-name="Table8.C38" office:value-type="string">
            <text:p text:style-name="P63">Correcto</text:p>
          </table:table-cell>
        </table:table-row>
        <table:table-row>
          <table:covered-table-cell/>
          <table:table-cell table:style-name="Table8.B42" office:value-type="string">
            <text:p text:style-name="P59">Perfil &gt; Salir <text:span text:style-name="T35">(Psicólogo)</text:span></text:p>
          </table:table-cell>
          <table:table-cell table:style-name="Table8.C42" office:value-type="string">
            <text:p text:style-name="P58">Correcto</text:p>
          </table:table-cell>
        </table:table-row>
        <table:table-row>
          <table:covered-table-cell/>
          <table:table-cell table:style-name="Table8.B42" office:value-type="string">
            <text:p text:style-name="P57">Inicio</text:p>
          </table:table-cell>
          <table:table-cell table:style-name="Table8.C42" office:value-type="string">
            <text:p text:style-name="P57">Correcto</text:p>
          </table:table-cell>
        </table:table-row>
        <table:table-row>
          <table:covered-table-cell/>
          <table:table-cell table:style-name="Table8.B42" office:value-type="string">
            <text:p text:style-name="P58">Resultados</text:p>
          </table:table-cell>
          <table:table-cell table:style-name="Table8.C42" office:value-type="string">
            <text:p text:style-name="P58">Correcto</text:p>
          </table:table-cell>
        </table:table-row>
        <table:table-row>
          <table:covered-table-cell/>
          <table:table-cell table:style-name="Table8.B42" office:value-type="string">
            <text:p text:style-name="P58">Perfil &gt; Modificar mis datos <text:span text:style-name="T35">(Paciente)</text:span></text:p>
          </table:table-cell>
          <table:table-cell table:style-name="Table8.C42" office:value-type="string">
            <text:p text:style-name="P58">Correcto</text:p>
          </table:table-cell>
        </table:table-row>
        <table:table-row>
          <table:covered-table-cell/>
          <table:table-cell table:style-name="Table8.B43" office:value-type="string">
            <text:p text:style-name="P59">Perfil &gt; Salir <text:span text:style-name="T35">(Paciente)</text:span></text:p>
          </table:table-cell>
          <table:table-cell table:style-name="Table8.C43" office:value-type="string">
            <text:p text:style-name="P60">Correcto</text:p>
          </table:table-cell>
        </table:table-row>
      </table:table>
      <text:p text:style-name="P19"/>
      <text:p text:style-name="P20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float" office:value="0">
            <text:list xml:id="list75752070496715" text:continue-numbering="true" text:style-name="L1">
              <text:list-header>
                <text:p text:style-name="P115"><text:span text:style-name="T20">Anexo </text:span>P-0<text:span text:style-name="T36">18</text:span></text:p>
              </text:list-header>
            </text:list>
          </table:table-cell>
          <table:covered-table-cell/>
          <table:covered-table-cell/>
        </table:table-row>
        <table:table-row table:style-name="Table9.1">
          <table:table-cell table:style-name="Table9.A2" office:value-type="float" office:value="0">
            <text:list xml:id="list75751434550448" text:continue-numbering="true" text:style-name="L1">
              <text:list-header>
                <text:p text:style-name="P98">Página</text:p>
              </text:list-header>
            </text:list>
          </table:table-cell>
          <table:table-cell table:style-name="Table9.A2" office:value-type="float" office:value="0">
            <text:list xml:id="list75751870256535" text:continue-numbering="true" text:style-name="L1">
              <text:list-header>
                <text:p text:style-name="P102">Formulario <text:span text:style-name="T26">de acceso</text:span></text:p>
              </text:list-header>
            </text:list>
          </table:table-cell>
          <table:table-cell table:style-name="Table9.C2" office:value-type="float" office:value="0">
            <text:list xml:id="list75751099174360" text:continue-numbering="true" text:style-name="L1">
              <text:list-header>
                <text:p text:style-name="P98">Evaluación</text:p>
              </text:list-header>
            </text:list>
          </table:table-cell>
        </table:table-row>
        <table:table-row table:style-name="Table9.3">
          <table:table-cell table:style-name="Table9.A12" table:number-rows-spanned="10" office:value-type="string">
            <text:p text:style-name="P29"><text:span text:style-name="T22">inicio</text:span>.html / <text:span text:style-name="T25">registroPacientes.html / registroPsicologo.html</text:span></text:p>
          </table:table-cell>
          <table:table-cell table:style-name="Table9.B3" office:value-type="string">
            <text:p text:style-name="P37">Las etiquetas identifican correctamente los campos dentro del formulario. </text:p>
          </table:table-cell>
          <table:table-cell table:style-name="Table9.C3" office:value-type="string">
            <text:p text:style-name="P34">Correcta</text:p>
          </table:table-cell>
        </table:table-row>
        <table:table-row table:style-name="Table9.3">
          <table:covered-table-cell/>
          <table:table-cell table:style-name="Table9.B4" office:value-type="string">
            <text:p text:style-name="P37">Los campos obligatorios se identifican visualmente para el usuario. </text:p>
          </table:table-cell>
          <table:table-cell table:style-name="Table9.C4" office:value-type="string">
            <text:p text:style-name="P66">No aplica</text:p>
          </table:table-cell>
        </table:table-row>
        <table:table-row table:style-name="Table9.3">
          <table:covered-table-cell/>
          <table:table-cell table:style-name="Table9.B5" office:value-type="string">
            <text:p text:style-name="P37">El servidor recibe toda la información contenida dentro del formulario, y ningún dato se pierde en la transmisión entre cliente y servidor.</text:p>
          </table:table-cell>
          <table:table-cell table:style-name="Table9.C5" office:value-type="string">
            <text:p text:style-name="P34">Correcta</text:p>
          </table:table-cell>
        </table:table-row>
        <table:table-row table:style-name="Table9.3">
          <table:covered-table-cell/>
          <table:table-cell table:style-name="Table9.B6" office:value-type="string">
            <text:p text:style-name="P37">Se usan valores por defecto adecuados cuando el usuario no selecciona de un menú desplegable o conjunto de botones. </text:p>
          </table:table-cell>
          <table:table-cell table:style-name="Table9.C6" office:value-type="string">
            <text:p text:style-name="P45">No aplica</text:p>
          </table:table-cell>
        </table:table-row>
        <table:table-row table:style-name="Table9.3">
          <table:covered-table-cell/>
          <table:table-cell table:style-name="Table9.B7" office:value-type="string">
            <text:p text:style-name="P37">Las funciones del navegador, como el retroceso, no corrompen la entrada de datos en el formulario.</text:p>
          </table:table-cell>
          <table:table-cell table:style-name="Table9.C7" office:value-type="string">
            <text:p text:style-name="P47">No aplica</text:p>
          </table:table-cell>
        </table:table-row>
        <table:table-row table:style-name="Table9.3">
          <table:covered-table-cell/>
          <table:table-cell table:style-name="Table9.B8" office:value-type="string">
            <text:p text:style-name="P37">Los guiones que realizan la comprobación de errores en los datos ingresados funcionan de manera adecuada y proporcionan mensajes de error significativos. </text:p>
          </table:table-cell>
          <table:table-cell table:style-name="Table9.C8" office:value-type="string">
            <text:p text:style-name="P47">Correcta</text:p>
          </table:table-cell>
        </table:table-row>
        <table:table-row table:style-name="Table9.3">
          <table:covered-table-cell/>
          <table:table-cell table:style-name="Table9.B9" office:value-type="string">
            <text:p text:style-name="P37">Los campos del formulario tienen ancho y tipos de datos adecuados.</text:p>
          </table:table-cell>
          <table:table-cell table:style-name="Table9.C9" office:value-type="string">
            <text:p text:style-name="P40">Correcta</text:p>
          </table:table-cell>
        </table:table-row>
        <table:table-row table:style-name="Table9.3">
          <table:covered-table-cell/>
          <table:table-cell table:style-name="Table9.B10" office:value-type="string">
            <text:p text:style-name="P37">El formulario establece salvaguardas adecuadas que prohíben que el usuario ingrese cadenas de texto más largas que cierto máximo predefinido. </text:p>
          </table:table-cell>
          <table:table-cell table:style-name="Table9.C10" office:value-type="string">
            <text:p text:style-name="P40">Correcta</text:p>
          </table:table-cell>
        </table:table-row>
        <table:table-row table:style-name="Table9.3">
          <table:covered-table-cell/>
          <table:table-cell table:style-name="Table9.B11" office:value-type="string">
            <text:p text:style-name="P37">Todas las opciones para menús desplegables se ordenan y especifican en forma significativa para el usuario final.</text:p>
          </table:table-cell>
          <table:table-cell table:style-name="Table9.C11" office:value-type="string">
            <text:p text:style-name="P42">No aplic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Las características de autocompletado del navegador no conducen a errores en la entrada de datos.</text:p>
          </table:table-cell>
          <table:table-cell table:style-name="Table9.C28" office:value-type="string">
            <text:p text:style-name="P42">No aplica</text:p>
          </table:table-cell>
        </table:table-row>
        <table:table-row table:style-name="Table9.12">
          <table:table-cell table:style-name="Table9.A2" office:value-type="float" office:value="0">
            <text:list xml:id="list75752305246896" text:continue-numbering="true" text:style-name="L1">
              <text:list-header>
                <text:p text:style-name="P98">Página</text:p>
              </text:list-header>
            </text:list>
          </table:table-cell>
          <table:table-cell table:style-name="Table9.A2" office:value-type="float" office:value="0">
            <text:list xml:id="list75751251554273" text:continue-numbering="true" text:style-name="L1">
              <text:list-header>
                <text:p text:style-name="P102">Formulario <text:span text:style-name="T26">de registro</text:span></text:p>
              </text:list-header>
            </text:list>
          </table:table-cell>
          <table:table-cell table:style-name="Table9.C2" office:value-type="float" office:value="0">
            <text:list xml:id="list75752339209546" text:continue-numbering="true" text:style-name="L1">
              <text:list-header>
                <text:p text:style-name="P98">Evaluación</text:p>
              </text:list-header>
            </text:list>
          </table:table-cell>
        </table:table-row>
        <table:table-row table:style-name="Table9.12">
          <table:table-cell table:style-name="Table9.A23" table:number-rows-spanned="10" office:value-type="string">
            <text:p text:style-name="P118">registroPacientes.html</text:p>
          </table:table-cell>
          <table:table-cell table:style-name="Table9.B33" office:value-type="string">
            <text:p text:style-name="P37">Las etiquetas identifican correctamente los campos dentro del formulario. </text:p>
          </table:table-cell>
          <table:table-cell table:style-name="Table9.C14" office:value-type="string">
            <text:p text:style-name="P34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Los campos obligatorios se identifican visualmente para el usuario. </text:p>
          </table:table-cell>
          <table:table-cell table:style-name="Table9.C28" office:value-type="string">
            <text:p text:style-name="P66">No aplic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El servidor recibe toda la información contenida dentro del formulario, y ningún dato se pierde en la transmisión entre cliente y servidor.</text:p>
          </table:table-cell>
          <table:table-cell table:style-name="Table9.C16" office:value-type="string">
            <text:p text:style-name="P34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Se usan valores por defecto adecuados cuando el usuario no selecciona de un menú desplegable o conjunto de botones. </text:p>
          </table:table-cell>
          <table:table-cell table:style-name="Table9.C28" office:value-type="string">
            <text:p text:style-name="P45">No aplic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Las funciones del navegador, como el retroceso, no corrompen la entrada de datos en el formulario.</text:p>
          </table:table-cell>
          <table:table-cell table:style-name="Table9.C28" office:value-type="string">
            <text:p text:style-name="P47">No aplic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Los guiones que realizan la comprobación de errores en los datos ingresados funcionan de manera adecuada y proporcionan mensajes de error significativos. </text:p>
          </table:table-cell>
          <table:table-cell table:style-name="Table9.C19" office:value-type="string">
            <text:p text:style-name="P47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Los campos del formulario tienen ancho y tipos de datos adecuados.</text:p>
          </table:table-cell>
          <table:table-cell table:style-name="Table9.C20" office:value-type="string">
            <text:p text:style-name="P40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El formulario establece salvaguardas adecuadas que prohíben que el usuario ingrese cadenas de texto más largas que cierto máximo predefinido. </text:p>
          </table:table-cell>
          <table:table-cell table:style-name="Table9.C21" office:value-type="string">
            <text:p text:style-name="P40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Todas las opciones para menús desplegables se ordenan y especifican en forma significativa para el usuario final.</text:p>
          </table:table-cell>
          <table:table-cell table:style-name="Table9.C22" office:value-type="string">
            <text:p text:style-name="P48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Las características de autocompletado del navegador no conducen a errores en la entrada de datos.</text:p>
          </table:table-cell>
          <table:table-cell table:style-name="Table9.C23" office:value-type="string">
            <text:p text:style-name="P48">Correcta</text:p>
          </table:table-cell>
        </table:table-row>
        <table:table-row table:style-name="Table9.12">
          <table:table-cell table:style-name="Table9.A2" office:value-type="float" office:value="0">
            <text:list xml:id="list75751411814212" text:continue-numbering="true" text:style-name="L1">
              <text:list-header>
                <text:p text:style-name="P98">Página</text:p>
              </text:list-header>
            </text:list>
          </table:table-cell>
          <table:table-cell table:style-name="Table9.A2" office:value-type="float" office:value="0">
            <text:list xml:id="list75751574749338" text:continue-numbering="true" text:style-name="L1">
              <text:list-header>
                <text:p text:style-name="P102">Formulario<text:span text:style-name="T30">s de acceso y modificación de datos</text:span></text:p>
              </text:list-header>
            </text:list>
          </table:table-cell>
          <table:table-cell table:style-name="Table9.C2" office:value-type="float" office:value="0">
            <text:list xml:id="list75751440158471" text:continue-numbering="true" text:style-name="L1">
              <text:list-header>
                <text:p text:style-name="P98">Evaluación</text:p>
              </text:list-header>
            </text:list>
          </table:table-cell>
        </table:table-row>
        <table:table-row table:style-name="Table9.12">
          <table:table-cell table:style-name="Table9.A34" table:number-rows-spanned="10" office:value-type="string">
            <text:p text:style-name="P118">registroPsicologo.html / psicologosModificar.html</text:p>
          </table:table-cell>
          <table:table-cell table:style-name="Table9.B33" office:value-type="string">
            <text:p text:style-name="P37">Las etiquetas identifican correctamente los campos dentro del formulario. </text:p>
          </table:table-cell>
          <table:table-cell table:style-name="Table9.C25" office:value-type="string">
            <text:p text:style-name="P34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Los campos obligatorios se identifican visualmente para el usuario. </text:p>
          </table:table-cell>
          <table:table-cell table:style-name="Table9.C26" office:value-type="string">
            <text:p text:style-name="P67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El servidor recibe toda la información contenida dentro del formulario, y ningún dato se pierde en la transmisión entre cliente y servidor.</text:p>
          </table:table-cell>
          <table:table-cell table:style-name="Table9.C27" office:value-type="string">
            <text:p text:style-name="P34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Se usan valores por defecto adecuados cuando el usuario no selecciona de un menú desplegable o conjunto de botones. </text:p>
          </table:table-cell>
          <table:table-cell table:style-name="Table9.C28" office:value-type="string">
            <text:p text:style-name="P45">No aplic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Las funciones del navegador, como el retroceso, no corrompen la entrada de datos en el formulario.</text:p>
          </table:table-cell>
          <table:table-cell table:style-name="Table9.C29" office:value-type="string">
            <text:p text:style-name="P49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Los guiones que realizan la comprobación de errores en los datos ingresados funcionan de manera adecuada y proporcionan mensajes de error significativos. </text:p>
          </table:table-cell>
          <table:table-cell table:style-name="Table9.C32" office:value-type="string">
            <text:p text:style-name="P47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Los campos del formulario tienen ancho y tipos de datos adecuados.</text:p>
          </table:table-cell>
          <table:table-cell table:style-name="Table9.C32" office:value-type="string">
            <text:p text:style-name="P40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El formulario establece salvaguardas adecuadas que prohíben que el usuario ingrese cadenas de texto más largas que cierto máximo predefinido. </text:p>
          </table:table-cell>
          <table:table-cell table:style-name="Table9.C32" office:value-type="string">
            <text:p text:style-name="P40">Correcta</text:p>
          </table:table-cell>
        </table:table-row>
        <table:table-row table:style-name="Table9.12">
          <table:covered-table-cell/>
          <table:table-cell table:style-name="Table9.B33" office:value-type="string">
            <text:p text:style-name="P37">Todas las opciones para menús desplegables se ordenan y especifican en forma significativa para el usuario final.</text:p>
          </table:table-cell>
          <table:table-cell table:style-name="Table9.C33" office:value-type="string">
            <text:p text:style-name="P49">Correct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37">Las características de autocompletado del navegador no conducen a errores en la entrada de datos.</text:p>
          </table:table-cell>
          <table:table-cell table:style-name="Table9.C44" office:value-type="string">
            <text:p text:style-name="P49">Correcta</text:p>
          </table:table-cell>
        </table:table-row>
        <table:table-row table:style-name="Table9.12">
          <table:table-cell table:style-name="Table9.A2" office:value-type="float" office:value="0">
            <text:list xml:id="list75753013328224" text:continue-numbering="true" text:style-name="L1">
              <text:list-header>
                <text:p text:style-name="P98">Página</text:p>
              </text:list-header>
            </text:list>
          </table:table-cell>
          <table:table-cell table:style-name="Table9.A2" office:value-type="float" office:value="0">
            <text:list xml:id="list75751825796100" text:continue-numbering="true" text:style-name="L1">
              <text:list-header>
                <text:p text:style-name="P102">Formulario<text:span text:style-name="T29">s</text:span> <text:span text:style-name="T26">de modificar datos y modificar </text:span><text:soft-page-break/><text:span text:style-name="T26">contraseña</text:span></text:p>
              </text:list-header>
            </text:list>
          </table:table-cell>
          <table:table-cell table:style-name="Table9.C2" office:value-type="float" office:value="0">
            <text:list xml:id="list75751639969856" text:continue-numbering="true" text:style-name="L1">
              <text:list-header>
                <text:p text:style-name="P103">Evaluación</text:p>
              </text:list-header>
            </text:list>
          </table:table-cell>
        </table:table-row>
        <table:table-row table:style-name="Table9.12">
          <table:table-cell table:style-name="Table9.A45" table:number-rows-spanned="10" office:value-type="string">
            <text:p text:style-name="P119">pacientesModificar.html</text:p>
          </table:table-cell>
          <table:table-cell table:style-name="Table9.B44" office:value-type="string">
            <text:p text:style-name="P37">Las etiquetas identifican correctamente los campos dentro del formulario. </text:p>
          </table:table-cell>
          <table:table-cell table:style-name="Table9.C44" office:value-type="string">
            <text:p text:style-name="P34">Correct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37">Los campos obligatorios se identifican visualmente para el usuario. </text:p>
          </table:table-cell>
          <table:table-cell table:style-name="Table9.C37" office:value-type="string">
            <text:p text:style-name="P66">No aplic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37">El servidor recibe toda la información contenida dentro del formulario, y ningún dato se pierde en la transmisión entre cliente y servidor.</text:p>
          </table:table-cell>
          <table:table-cell table:style-name="Table9.C44" office:value-type="string">
            <text:p text:style-name="P34">Correct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37">Se usan valores por defecto adecuados cuando el usuario no selecciona de un menú desplegable o conjunto de botones. </text:p>
          </table:table-cell>
          <table:table-cell table:style-name="Table9.C39" office:value-type="string">
            <text:p text:style-name="P45">No aplic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37">Las funciones del navegador, como el retroceso, no corrompen la entrada de datos en el formulario.</text:p>
          </table:table-cell>
          <table:table-cell table:style-name="Table9.C40" office:value-type="string">
            <text:p text:style-name="P47">No aplic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37">Los guiones que realizan la comprobación de errores en los datos ingresados funcionan de manera adecuada y proporcionan mensajes de error significativos. </text:p>
          </table:table-cell>
          <table:table-cell table:style-name="Table9.C44" office:value-type="string">
            <text:p text:style-name="P47">Correct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37">Los campos del formulario tienen ancho y tipos de datos adecuados.</text:p>
          </table:table-cell>
          <table:table-cell table:style-name="Table9.C44" office:value-type="string">
            <text:p text:style-name="P40">Correct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37">El formulario establece salvaguardas adecuadas que prohíben que el usuario ingrese cadenas de texto más largas que cierto máximo predefinido. </text:p>
          </table:table-cell>
          <table:table-cell table:style-name="Table9.C44" office:value-type="string">
            <text:p text:style-name="P40">Correcta</text:p>
          </table:table-cell>
        </table:table-row>
        <table:table-row table:style-name="Table9.12">
          <table:covered-table-cell/>
          <table:table-cell table:style-name="Table9.B44" office:value-type="string">
            <text:p text:style-name="P37">Todas las opciones para menús desplegables se ordenan y especifican en forma significativa para el usuario final.</text:p>
          </table:table-cell>
          <table:table-cell table:style-name="Table9.C44" office:value-type="string">
            <text:p text:style-name="P48">Correcta</text:p>
          </table:table-cell>
        </table:table-row>
        <table:table-row table:style-name="Table9.12">
          <table:covered-table-cell/>
          <table:table-cell table:style-name="Table9.B45" office:value-type="string">
            <text:p text:style-name="P37">Las características de autocompletado del navegador no conducen a errores en la entrada de datos.</text:p>
          </table:table-cell>
          <table:table-cell table:style-name="Table9.C45" office:value-type="string">
            <text:p text:style-name="P48">Correcta</text:p>
          </table:table-cell>
        </table:table-row>
      </table:table>
      <text:p text:style-name="P20"/>
      <text:p text:style-name="P2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float" office:value="0">
            <text:list xml:id="list75752314764578" text:continue-numbering="true" text:style-name="L1">
              <text:list-header>
                <text:p text:style-name="P116"><text:span text:style-name="T20">Anexo </text:span>P-0<text:span text:style-name="T36">18</text:span></text:p>
              </text:list-header>
            </text:list>
          </table:table-cell>
          <table:covered-table-cell/>
          <table:covered-table-cell/>
        </table:table-row>
        <table:table-row table:style-name="Table10.1">
          <table:table-cell table:style-name="Table10.A2" office:value-type="float" office:value="0">
            <text:list xml:id="list75750914596891" text:continue-numbering="true" text:style-name="L1">
              <text:list-header>
                <text:p text:style-name="P99">Página</text:p>
              </text:list-header>
            </text:list>
          </table:table-cell>
          <table:table-cell table:style-name="Table10.A2" office:value-type="float" office:value="0">
            <text:list xml:id="list75751504539616" text:continue-numbering="true" text:style-name="L1">
              <text:list-header>
                <text:p text:style-name="P104">Pop-up: Términos y condiciones de uso</text:p>
              </text:list-header>
            </text:list>
          </table:table-cell>
          <table:table-cell table:style-name="Table10.C2" office:value-type="float" office:value="0">
            <text:list xml:id="list75752496088105" text:continue-numbering="true" text:style-name="L1">
              <text:list-header>
                <text:p text:style-name="P99">Evaluación</text:p>
              </text:list-header>
            </text:list>
          </table:table-cell>
        </table:table-row>
        <table:table-row table:style-name="Table10.3">
          <table:table-cell table:style-name="Table10.A6" table:number-rows-spanned="4" office:value-type="string">
            <text:p text:style-name="P121">registroPacientes.html / registroPsicologo.html</text:p>
          </table:table-cell>
          <table:table-cell table:style-name="Table10.B3" office:value-type="string">
            <text:p text:style-name="P6"><text:span text:style-name="T11">El </text:span><text:span text:style-name="T10">pop-up</text:span><text:span text:style-name="T11"> tiene el tamaño y posición adecuadas. </text:span></text:p>
          </table:table-cell>
          <table:table-cell table:style-name="Table10.C3" office:value-type="string">
            <text:p text:style-name="P35">Correcta</text:p>
          </table:table-cell>
        </table:table-row>
        <table:table-row table:style-name="Table10.3">
          <table:covered-table-cell/>
          <table:table-cell table:style-name="Table10.B4" office:value-type="string">
            <text:p text:style-name="P6"><text:span text:style-name="T11">El </text:span><text:span text:style-name="T10">pop-up</text:span><text:span text:style-name="T11"> no cubre la ventana de la webapp original </text:span></text:p>
          </table:table-cell>
          <table:table-cell table:style-name="Table10.C4" office:value-type="string">
            <text:p text:style-name="P68">Correcta</text:p>
          </table:table-cell>
        </table:table-row>
        <table:table-row table:style-name="Table10.3">
          <table:covered-table-cell/>
          <table:table-cell table:style-name="Table10.B5" office:value-type="string">
            <text:p text:style-name="P6"><text:span text:style-name="T11">El diseño estético del </text:span><text:span text:style-name="T10">pop-up</text:span><text:span text:style-name="T11"> es consistente con el diseño estético de la interfaz. </text:span></text:p>
          </table:table-cell>
          <table:table-cell table:style-name="Table10.C5" office:value-type="string">
            <text:p text:style-name="P35">Correcta</text:p>
          </table:table-cell>
        </table:table-row>
        <table:table-row table:style-name="Table10.3">
          <table:covered-table-cell/>
          <table:table-cell table:style-name="Table10.B6" office:value-type="string">
            <text:p text:style-name="P69">Las barras de desplazamiento y otros elementos similares se ubican y funcionan de manera adecuada.</text:p>
          </table:table-cell>
          <table:table-cell table:style-name="Table10.C6" office:value-type="string">
            <text:p text:style-name="P46">No aplica</text:p>
          </table:table-cell>
        </table:table-row>
      </table:table>
      <text:p text:style-name="P24"/>
      <text:p text:style-name="P11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float" office:value="0">
            <text:list xml:id="list75752393871201" text:continue-numbering="true" text:style-name="L1">
              <text:list-header>
                <text:p text:style-name="P117"><text:span text:style-name="T20">Anexo </text:span>P-0<text:span text:style-name="T36">18</text:span></text:p>
              </text:list-header>
            </text:list>
          </table:table-cell>
          <table:covered-table-cell/>
          <table:covered-table-cell/>
        </table:table-row>
        <table:table-row table:style-name="Table11.1">
          <table:table-cell table:style-name="Table11.A2" office:value-type="float" office:value="0">
            <text:list xml:id="list75752023145987" text:continue-numbering="true" text:style-name="L1">
              <text:list-header>
                <text:p text:style-name="P100">Página</text:p>
              </text:list-header>
            </text:list>
          </table:table-cell>
          <table:table-cell table:style-name="Table11.A2" office:value-type="float" office:value="0">
            <text:list xml:id="list75751518475827" text:continue-numbering="true" text:style-name="L1">
              <text:list-header>
                <text:p text:style-name="P105">Pop-up: <text:span text:style-name="T36">Confirmación Darme de baja</text:span></text:p>
              </text:list-header>
            </text:list>
          </table:table-cell>
          <table:table-cell table:style-name="Table11.C2" office:value-type="float" office:value="0">
            <text:list xml:id="list75752345719038" text:continue-numbering="true" text:style-name="L1">
              <text:list-header>
                <text:p text:style-name="P100">Evaluación</text:p>
              </text:list-header>
            </text:list>
          </table:table-cell>
        </table:table-row>
        <table:table-row table:style-name="Table11.3">
          <table:table-cell table:style-name="Table11.A6" table:number-rows-spanned="4" office:value-type="string">
            <text:p text:style-name="P120">pacientesModificar.html / <text:span text:style-name="T22">psicologosModificar.html</text:span></text:p>
          </table:table-cell>
          <table:table-cell table:style-name="Table11.B3" office:value-type="string">
            <text:p text:style-name="P90"><text:span text:style-name="T11">El </text:span><text:span text:style-name="T10">pop-up</text:span><text:span text:style-name="T11"> tiene el tamaño y posición adecuadas. </text:span></text:p>
          </table:table-cell>
          <table:table-cell table:style-name="Table11.C3" office:value-type="string">
            <text:p text:style-name="P123">Correcta</text:p>
          </table:table-cell>
        </table:table-row>
        <table:table-row table:style-name="Table11.3">
          <table:covered-table-cell/>
          <table:table-cell table:style-name="Table11.B4" office:value-type="string">
            <text:p text:style-name="P90"><text:span text:style-name="T11">El </text:span><text:span text:style-name="T10">pop-up</text:span><text:span text:style-name="T11"> no cubre la ventana de la webapp original </text:span><text:soft-page-break/></text:p>
          </table:table-cell>
          <table:table-cell table:style-name="Table11.C4" office:value-type="string">
            <text:p text:style-name="P125">Correcta</text:p>
          </table:table-cell>
        </table:table-row>
        <table:table-row table:style-name="Table11.3">
          <table:covered-table-cell/>
          <table:table-cell table:style-name="Table11.B5" office:value-type="string">
            <text:p text:style-name="P90"><text:span text:style-name="T11">El diseño estético del </text:span><text:span text:style-name="T10">pop-up</text:span><text:span text:style-name="T11"> es consistente con el diseño estético de la interfaz. </text:span></text:p>
          </table:table-cell>
          <table:table-cell table:style-name="Table11.C5" office:value-type="string">
            <text:p text:style-name="P123">Correcta</text:p>
          </table:table-cell>
        </table:table-row>
        <table:table-row table:style-name="Table11.3">
          <table:covered-table-cell/>
          <table:table-cell table:style-name="Table11.B6" office:value-type="string">
            <text:p text:style-name="P106">Las barras de desplazamiento y otros elementos similares se ubican y funcionan de manera adecuada.</text:p>
          </table:table-cell>
          <table:table-cell table:style-name="Table11.C6" office:value-type="string">
            <text:p text:style-name="P124">No aplica</text:p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31T07:57:50.730744102</dc:date>
    <meta:editing-duration>PT8H4M53S</meta:editing-duration>
    <meta:editing-cycles>242</meta:editing-cycles>
    <meta:document-statistic meta:table-count="12" meta:image-count="0" meta:object-count="0" meta:page-count="12" meta:paragraph-count="373" meta:word-count="2119" meta:character-count="14340" meta:non-whitespace-character-count="12574"/>
  </office:meta>
</office:document-meta>
</file>